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fo:break-before="page" table:align="left"/>
    </style:style>
    <style:style style:name="Tabla1.A" style:family="table-column">
      <style:table-column-properties style:column-width="4.106cm"/>
    </style:style>
    <style:style style:name="Tabla1.B" style:family="table-column">
      <style:table-column-properties style:column-width="4.613cm"/>
    </style:style>
    <style:style style:name="Tabla1.C" style:family="table-column">
      <style:table-column-properties style:column-width="8.281cm"/>
    </style:style>
    <style:style style:name="Tabla1.A1" style:family="table-cell">
      <style:table-cell-properties style:vertical-align="middle" fo:padding="0.049cm" fo:border="0.05pt solid #000000"/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B6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color="#800000" fo:font-weight="bold" style:font-weight-asian="bold" style:font-weight-complex="bold"/>
    </style:style>
    <style:style style:name="P4" style:family="paragraph" style:parent-style-name="Table_20_Contents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5" style:family="paragraph" style:parent-style-name="Text_20_body">
      <style:text-properties officeooo:rsid="00201776" officeooo:paragraph-rsid="00201776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rsid="00201776" officeooo:paragraph-rsid="00201776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position="33% 80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sta de propiedades CSS estables</text:h>
      <text:p text:style-name="Text_20_body">La tabla siguiente resume las propiedades definidas en las recomendaciones de Hojas de Estilo en Cascada (CSS) y admitidas correctamente por los navegadores más utilizados:</text:p>
      <text:list xml:id="list972855915" text:style-name="L1">
        <text:list-item>
          <text:p text:style-name="P8">Se incluyen las propiedades CSS 2, excepto las propiedades relacionadas con las hojas de estilo auditivas (aural). </text:p>
        </text:list-item>
        <text:list-item>
          <text:p text:style-name="P8">Las propiedades que han sido eliminadas en la recomendación <text:a xlink:type="simple" xlink:href="https://www.w3.org/TR/2011/REC-CSS2-20110607/" text:style-name="Internet_20_link" text:visited-style-name="Visited_20_Internet_20_Link">CSS 2.1</text:a> se listan al final. </text:p>
        </text:list-item>
        <text:list-item>
          <text:p text:style-name="P8">Los valores de las propiedades añadidos o eliminados en la recomendación <text:a xlink:type="simple" xlink:href="https://www.w3.org/TR/2011/REC-CSS2-20110607/" text:style-name="Internet_20_link" text:visited-style-name="Visited_20_Internet_20_Link">CSS 2.1</text:a> se indican con los símbolos <text:span text:style-name="T1">(+)</text:span> o <text:span text:style-name="T1">(-)</text:span>. </text:p>
        </text:list-item>
        <text:list-item>
          <text:p text:style-name="P6">Algunas de las propiedades definidas en recomendaciones CSS 3 en elaboración que los navegadores actuales admiten correctamente. Se indican con el símbolo <text:span text:style-name="T1">(3)</text:span>. 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3929122459088">
          <table:table-cell table:style-name="Tabla1.A1" table:number-columns-spanned="3" office:value-type="string">
            <text:p text:style-name="P3">Tipos</text:p>
          </table:table-cell>
          <table:covered-table-cell/>
          <table:covered-table-cell/>
        </table:table-row>
        <table:table-row table:style-name="TableLine93929121088000">
          <table:table-cell table:style-name="Tabla1.A2" office:value-type="string">
            <text:p text:style-name="P3">Propiedad</text:p>
          </table:table-cell>
          <table:table-cell table:style-name="Tabla1.A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2591808">
          <table:table-cell table:style-name="Tabla1.A2" office:value-type="string">
            <text:p text:style-name="Table_20_Contents">contador</text:p>
          </table:table-cell>
          <table:table-cell table:style-name="Tabla1.A2" office:value-type="string">
            <text:p text:style-name="Table_20_Contents">Contador</text:p>
          </table:table-cell>
          <table:table-cell table:style-name="Tabla1.C2" office:value-type="string">
            <text:p text:style-name="Table_20_Contents">counter(nombre, estilo) </text:p>
          </table:table-cell>
        </table:table-row>
        <table:table-row table:style-name="TableLine93929122908800">
          <table:table-cell table:style-name="Tabla1.A2" office:value-type="string">
            <text:p text:style-name="Table_20_Contents"><text:a xlink:type="simple" xlink:href="http://www.mclibre.org/consultar/amaya/css/css_fuente.html#font-family" text:style-name="Internet_20_link" text:visited-style-name="Visited_20_Internet_20_Link">familia-genérica</text:a></text:p>
          </table:table-cell>
          <table:table-cell table:style-name="Tabla1.A2" office:value-type="string">
            <text:p text:style-name="Table_20_Contents">Familia genérica de fuente</text:p>
          </table:table-cell>
          <table:table-cell table:style-name="Tabla1.C2" office:value-type="string">
            <text:p text:style-name="Table_20_Contents">cursive | fantasy | monospace | serif | sans-serif</text:p>
          </table:table-cell>
        </table:table-row>
        <table:table-row table:style-name="TableLine93929122350368">
          <table:table-cell table:style-name="Tabla1.A2" office:value-type="string">
            <text:p text:style-name="Table_20_Contents">forma</text:p>
          </table:table-cell>
          <table:table-cell table:style-name="Tabla1.A2" office:value-type="string">
            <text:p text:style-name="Table_20_Contents">Forma</text:p>
          </table:table-cell>
          <table:table-cell table:style-name="Tabla1.C2" office:value-type="string">
            <text:p text:style-name="Table_20_Contents">rect(top, right, bottom, left)</text:p>
          </table:table-cell>
        </table:table-row>
        <table:table-row table:style-name="TableLine93929122973248">
          <table:table-cell table:style-name="Tabla1.A2" office:value-type="string">
            <text:p text:style-name="Table_20_Contents"><text:a xlink:type="simple" xlink:href="http://www.mclibre.org/consultar/amaya/css/css_fuente.html#tamano-absoluto" text:style-name="Internet_20_link" text:visited-style-name="Visited_20_Internet_20_Link">tamaño-absoluto</text:a></text:p>
          </table:table-cell>
          <table:table-cell table:style-name="Tabla1.A2" office:value-type="string">
            <text:p text:style-name="Table_20_Contents">Tamaño absoluto de fuente</text:p>
          </table:table-cell>
          <table:table-cell table:style-name="Tabla1.C2" office:value-type="string">
            <text:p text:style-name="Table_20_Contents">xx-small | x-small | medium | large | x-large | xx-large</text:p>
          </table:table-cell>
        </table:table-row>
        <table:table-row table:style-name="TableLine93929122974160">
          <table:table-cell table:style-name="Tabla1.A2" office:value-type="string">
            <text:p text:style-name="Table_20_Contents"><text:a xlink:type="simple" xlink:href="http://www.mclibre.org/consultar/amaya/css/css_fuente.html#tamano-relativo" text:style-name="Internet_20_link" text:visited-style-name="Visited_20_Internet_20_Link">tamaño-relativo</text:a></text:p>
          </table:table-cell>
          <table:table-cell table:style-name="Tabla1.A2" office:value-type="string">
            <text:p text:style-name="Table_20_Contents">Tamaño relativo de fuente</text:p>
          </table:table-cell>
          <table:table-cell table:style-name="Tabla1.C2" office:value-type="string">
            <text:p text:style-name="Table_20_Contents">larger | smaller</text:p>
          </table:table-cell>
        </table:table-row>
        <table:table-row table:style-name="TableLine93929122975120">
          <table:table-cell table:style-name="Tabla1.A2" office:value-type="string">
            <text:p text:style-name="Table_20_Contents">uri (para <text:a xlink:type="simple" xlink:href="http://www.mclibre.org/consultar/amaya/css/css_fondos.html#background-image" text:style-name="Internet_20_link" text:visited-style-name="Visited_20_Internet_20_Link">imagen de fondo</text:a> o <text:a xlink:type="simple" xlink:href="http://www.mclibre.org/consultar/amaya/css/css_fuentes_web.html#webfonts" text:style-name="Internet_20_link" text:visited-style-name="Visited_20_Internet_20_Link">fuentes web</text:a>)</text:p>
          </table:table-cell>
          <table:table-cell table:style-name="Tabla1.C2" office:value-type="string">
            <text:p text:style-name="Table_20_Contents">Dirección absoluta o relativa</text:p>
          </table:table-cell>
          <table:table-cell table:style-name="Tabla1.A1" office:value-type="string">
            <text:p text:style-name="Table_20_Contents">url("ruta_y_nombre_de_archivo")<text:bookmark text:name="tipo-letra"/></text:p>
          </table:table-cell>
        </table:table-row>
        <table:table-row table:style-name="TableLine93929122976784">
          <table:table-cell table:style-name="Tabla1.C2" table:number-columns-spanned="3" office:value-type="string">
            <text:p text:style-name="P3">Tipo de letra (fuente)</text:p>
          </table:table-cell>
          <table:covered-table-cell/>
          <table:covered-table-cell/>
        </table:table-row>
        <table:table-row table:style-name="TableLine93929122977904">
          <table:table-cell table:style-name="Tabla1.A2" office:value-type="string">
            <text:p text:style-name="P3">Propiedad</text:p>
          </table:table-cell>
          <table:table-cell table:style-name="Tabla1.C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2978704">
          <table:table-cell table:style-name="Tabla1.A2" office:value-type="string">
            <text:p text:style-name="Table_20_Contents"><text:a xlink:type="simple" xlink:href="http://www.mclibre.org/consultar/amaya/css/css_fuente.html#font" text:style-name="Internet_20_link" text:visited-style-name="Visited_20_Internet_20_Link">font</text:a></text:p>
          </table:table-cell>
          <table:table-cell table:style-name="Tabla1.C2" office:value-type="string">
            <text:p text:style-name="Table_20_Contents">propiedad compuesta</text:p>
          </table:table-cell>
          <table:table-cell table:style-name="Tabla1.C2" office:value-type="string">
            <text:p text:style-name="Table_20_Contents">[ [ font-style || font-variant || font-weight ]? font-size [ / line-height ]? font-family ] | caption | icon | menu | message-box | small-caption | status-bar</text:p>
          </table:table-cell>
        </table:table-row>
        <table:table-row table:style-name="TableLine93929122979664">
          <table:table-cell table:style-name="Tabla1.A2" office:value-type="string">
            <text:p text:style-name="Table_20_Contents"><text:a xlink:type="simple" xlink:href="http://www.mclibre.org/consultar/amaya/css/css_fuente.html#font-family" text:style-name="Internet_20_link" text:visited-style-name="Visited_20_Internet_20_Link">font-family</text:a></text:p>
          </table:table-cell>
          <table:table-cell table:style-name="Tabla1.C2" office:value-type="string">
            <text:p text:style-name="Table_20_Contents">tipo de letra (fuente)</text:p>
          </table:table-cell>
          <table:table-cell table:style-name="Tabla1.C2" office:value-type="string">
            <text:p text:style-name="Table_20_Contents">[ nombre-fuente | familia-genérica ] [, nombre-fuente | familia-genérica ]* </text:p>
          </table:table-cell>
        </table:table-row>
        <table:table-row table:style-name="TableLine93929122980624">
          <table:table-cell table:style-name="Tabla1.A2" office:value-type="string">
            <text:p text:style-name="Table_20_Contents"><text:a xlink:type="simple" xlink:href="http://www.mclibre.org/consultar/amaya/css/css_fuente.html#font-size" text:style-name="Internet_20_link" text:visited-style-name="Visited_20_Internet_20_Link">font-size</text:a></text:p>
          </table:table-cell>
          <table:table-cell table:style-name="Tabla1.C2" office:value-type="string">
            <text:p text:style-name="Table_20_Contents">tamaño</text:p>
          </table:table-cell>
          <table:table-cell table:style-name="Tabla1.C2" office:value-type="string">
            <text:p text:style-name="Table_20_Contents">tamaño-absoluto | tamaño-relativo | distancia | porcentaje</text:p>
          </table:table-cell>
        </table:table-row>
        <table:table-row table:style-name="TableLine93929122981584">
          <table:table-cell table:style-name="Tabla1.A2" office:value-type="string">
            <text:p text:style-name="Table_20_Contents"><text:a xlink:type="simple" xlink:href="http://www.mclibre.org/consultar/amaya/css/css_fuente.html#font-style" text:style-name="Internet_20_link" text:visited-style-name="Visited_20_Internet_20_Link">font-style</text:a></text:p>
          </table:table-cell>
          <table:table-cell table:style-name="Tabla1.C2" office:value-type="string">
            <text:p text:style-name="Table_20_Contents">inclinación (cursiva)</text:p>
          </table:table-cell>
          <table:table-cell table:style-name="Tabla1.C2" office:value-type="string">
            <text:p text:style-name="Table_20_Contents">normal | italic | oblique</text:p>
          </table:table-cell>
        </table:table-row>
        <table:table-row table:style-name="TableLine93929122982544">
          <table:table-cell table:style-name="Tabla1.A2" office:value-type="string">
            <text:p text:style-name="Table_20_Contents"><text:a xlink:type="simple" xlink:href="http://www.mclibre.org/consultar/amaya/css/css_fuente.html#font-variant" text:style-name="Internet_20_link" text:visited-style-name="Visited_20_Internet_20_Link">font-variant</text:a></text:p>
          </table:table-cell>
          <table:table-cell table:style-name="Tabla1.C2" office:value-type="string">
            <text:p text:style-name="Table_20_Contents">versalitas</text:p>
          </table:table-cell>
          <table:table-cell table:style-name="Tabla1.C2" office:value-type="string">
            <text:p text:style-name="Table_20_Contents">normal | small-caps</text:p>
          </table:table-cell>
        </table:table-row>
        <table:table-row table:style-name="TableLine93929122983504">
          <table:table-cell table:style-name="Tabla1.A2" office:value-type="string">
            <text:p text:style-name="Table_20_Contents"><text:a xlink:type="simple" xlink:href="http://www.mclibre.org/consultar/amaya/css/css_fuente.html#font-weight" text:style-name="Internet_20_link" text:visited-style-name="Visited_20_Internet_20_Link">font-weight</text:a></text:p>
          </table:table-cell>
          <table:table-cell table:style-name="Tabla1.C2" office:value-type="string">
            <text:p text:style-name="Table_20_Contents">grosor del trazo (negrita)</text:p>
          </table:table-cell>
          <table:table-cell table:style-name="Tabla1.C2" office:value-type="string">
            <text:p text:style-name="Table_20_Contents">normal | bold | bolder | lighter | 100 | 200 | 300 | 400 | 500 | 600 | 700 | 800 | 900<text:bookmark text:name="texto"/></text:p>
          </table:table-cell>
        </table:table-row>
        <table:table-row table:style-name="TableLine93929122984464">
          <table:table-cell table:style-name="Tabla1.C2" table:number-columns-spanned="3" office:value-type="string">
            <text:p text:style-name="P3">Texto</text:p>
          </table:table-cell>
          <table:covered-table-cell/>
          <table:covered-table-cell/>
        </table:table-row>
        <table:table-row table:style-name="TableLine93929122985312">
          <table:table-cell table:style-name="Tabla1.A2" office:value-type="string">
            <text:p text:style-name="P3">Propiedad</text:p>
          </table:table-cell>
          <table:table-cell table:style-name="Tabla1.C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2986112">
          <table:table-cell table:style-name="Tabla1.A2" office:value-type="string">
            <text:p text:style-name="Table_20_Contents"><text:a xlink:type="simple" xlink:href="http://www.mclibre.org/consultar/amaya/css/css_texto.html#color" text:style-name="Internet_20_link" text:visited-style-name="Visited_20_Internet_20_Link">color</text:a></text:p>
          </table:table-cell>
          <table:table-cell table:style-name="Tabla1.C2" office:value-type="string">
            <text:p text:style-name="Table_20_Contents">color del texto</text:p>
          </table:table-cell>
          <table:table-cell table:style-name="Tabla1.C2" office:value-type="string">
            <text:p text:style-name="Table_20_Contents">color</text:p>
          </table:table-cell>
        </table:table-row>
        <table:table-row table:style-name="TableLine93929122987072">
          <table:table-cell table:style-name="Tabla1.A2" office:value-type="string">
            <text:p text:style-name="Table_20_Contents"><text:a xlink:type="simple" xlink:href="http://www.mclibre.org/consultar/amaya/css/css_texto.html#direction" text:style-name="Internet_20_link" text:visited-style-name="Visited_20_Internet_20_Link">direction</text:a></text:p>
          </table:table-cell>
          <table:table-cell table:style-name="Tabla1.C2" office:value-type="string">
            <text:p text:style-name="Table_20_Contents">dirección del texto</text:p>
          </table:table-cell>
          <table:table-cell table:style-name="Tabla1.C2" office:value-type="string">
            <text:p text:style-name="Table_20_Contents">ltr | rtl</text:p>
          </table:table-cell>
        </table:table-row>
        <table:table-row table:style-name="TableLine93929122988032">
          <table:table-cell table:style-name="Tabla1.A2" office:value-type="string">
            <text:p text:style-name="Table_20_Contents"><text:a xlink:type="simple" xlink:href="http://www.mclibre.org/consultar/amaya/css/css_texto.html#letter-spacing" text:style-name="Internet_20_link" text:visited-style-name="Visited_20_Internet_20_Link">letter-spacing</text:a></text:p>
          </table:table-cell>
          <table:table-cell table:style-name="Tabla1.C2" office:value-type="string">
            <text:p text:style-name="Table_20_Contents">espacio entre caracteres</text:p>
          </table:table-cell>
          <table:table-cell table:style-name="Tabla1.C2" office:value-type="string">
            <text:p text:style-name="Table_20_Contents">normal | distancia</text:p>
          </table:table-cell>
        </table:table-row>
        <table:table-row table:style-name="TableLine93929122988992">
          <table:table-cell table:style-name="Tabla1.A2" office:value-type="string">
            <text:p text:style-name="Table_20_Contents"><text:a xlink:type="simple" xlink:href="http://www.mclibre.org/consultar/amaya/css/css_fuente.html#line-height" text:style-name="Internet_20_link" text:visited-style-name="Visited_20_Internet_20_Link">line-height</text:a></text:p>
          </table:table-cell>
          <table:table-cell table:style-name="Tabla1.C2" office:value-type="string">
            <text:p text:style-name="Table_20_Contents">espaciado entre líneas</text:p>
          </table:table-cell>
          <table:table-cell table:style-name="Tabla1.C2" office:value-type="string">
            <text:p text:style-name="Table_20_Contents">normal | número | distancia | porcentaje</text:p>
          </table:table-cell>
        </table:table-row>
        <table:table-row table:style-name="TableLine93929122989952">
          <table:table-cell table:style-name="Tabla1.A2" office:value-type="string">
            <text:p text:style-name="Table_20_Contents"><text:a xlink:type="simple" xlink:href="http://www.mclibre.org/consultar/amaya/css/css_texto.html#text-align" text:style-name="Internet_20_link" text:visited-style-name="Visited_20_Internet_20_Link">text-align</text:a></text:p>
          </table:table-cell>
          <table:table-cell table:style-name="Tabla1.C2" office:value-type="string">
            <text:p text:style-name="Table_20_Contents">alineación del texto</text:p>
          </table:table-cell>
          <table:table-cell table:style-name="Tabla1.C2" office:value-type="string">
            <text:p text:style-name="Table_20_Contents">center | justify | left | right</text:p>
          </table:table-cell>
        </table:table-row>
        <table:table-row table:style-name="TableLine93929122990912">
          <table:table-cell table:style-name="Tabla1.A2" office:value-type="string">
            <text:p text:style-name="Table_20_Contents"><text:a xlink:type="simple" xlink:href="http://www.mclibre.org/consultar/amaya/css/css_texto.html#text-decoration" text:style-name="Internet_20_link" text:visited-style-name="Visited_20_Internet_20_Link">text-decoration</text:a></text:p>
          </table:table-cell>
          <table:table-cell table:style-name="Tabla1.C2" office:value-type="string">
            <text:p text:style-name="Table_20_Contents">decoración del texto</text:p>
          </table:table-cell>
          <table:table-cell table:style-name="Tabla1.C2" office:value-type="string">
            <text:p text:style-name="Table_20_Contents">none | blink | line-through | overline | underline</text:p>
          </table:table-cell>
        </table:table-row>
        <table:table-row table:style-name="TableLine93929122991872">
          <table:table-cell table:style-name="Tabla1.A2" office:value-type="string">
            <text:p text:style-name="Table_20_Contents"><text:a xlink:type="simple" xlink:href="http://www.mclibre.org/consultar/amaya/css/css_texto.html#text-indent" text:style-name="Internet_20_link" text:visited-style-name="Visited_20_Internet_20_Link">text-indent</text:a></text:p>
          </table:table-cell>
          <table:table-cell table:style-name="Tabla1.C2" office:value-type="string">
            <text:p text:style-name="Table_20_Contents">sangría de la primera línea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able:table-row table:style-name="TableLine93929122992832">
          <table:table-cell table:style-name="Tabla1.A2" office:value-type="string">
            <text:p text:style-name="Table_20_Contents"><text:a xlink:type="simple" xlink:href="http://www.mclibre.org/consultar/amaya/css/css_texto.html#text-transform" text:style-name="Internet_20_link" text:visited-style-name="Visited_20_Internet_20_Link">text-transform</text:a></text:p>
          </table:table-cell>
          <table:table-cell table:style-name="Tabla1.C2" office:value-type="string">
            <text:p text:style-name="Table_20_Contents">mayúsculas / minúsculas</text:p>
          </table:table-cell>
          <table:table-cell table:style-name="Tabla1.C2" office:value-type="string">
            <text:p text:style-name="Table_20_Contents">none | capitalize | lowercase | uppercase</text:p>
          </table:table-cell>
        </table:table-row>
        <table:table-row table:style-name="TableLine93929122993792">
          <table:table-cell table:style-name="Tabla1.A2" office:value-type="string">
            <text:p text:style-name="Table_20_Contents"><text:a xlink:type="simple" xlink:href="http://www.mclibre.org/consultar/amaya/css/css_texto.html#text-shadow" text:style-name="Internet_20_link" text:visited-style-name="Visited_20_Internet_20_Link">text-shadow</text:a><text:span text:style-name="T1">(3)</text:span></text:p>
          </table:table-cell>
          <table:table-cell table:style-name="Tabla1.C2" office:value-type="string">
            <text:p text:style-name="Table_20_Contents">sombreado</text:p>
          </table:table-cell>
          <table:table-cell table:style-name="Tabla1.C2" office:value-type="string">
            <text:p text:style-name="Table_20_Contents">desplazamiento horizontal, desplazamiento vertical, tamaño desenfoque, color</text:p>
          </table:table-cell>
        </table:table-row>
        <table:table-row table:style-name="TableLine93929122994752">
          <table:table-cell table:style-name="Tabla1.A2" office:value-type="string">
            <text:p text:style-name="Table_20_Contents"><text:a xlink:type="simple" xlink:href="http://www.mclibre.org/consultar/amaya/css/css_texto.html#unicode-bidi" text:style-name="Internet_20_link" text:visited-style-name="Visited_20_Internet_20_Link">unicode-bidi</text:a></text:p>
          </table:table-cell>
          <table:table-cell table:style-name="Tabla1.C2" office:value-type="string">
            <text:p text:style-name="Table_20_Contents">dirección del texto</text:p>
          </table:table-cell>
          <table:table-cell table:style-name="Tabla1.C2" office:value-type="string">
            <text:p text:style-name="Table_20_Contents">normal | embed | bidi-override</text:p>
          </table:table-cell>
        </table:table-row>
        <table:table-row table:style-name="TableLine93929122995712">
          <table:table-cell table:style-name="Tabla1.A2" office:value-type="string">
            <text:p text:style-name="Table_20_Contents"><text:a xlink:type="simple" xlink:href="http://www.mclibre.org/consultar/amaya/css/css_texto.html#vertical-align" text:style-name="Internet_20_link" text:visited-style-name="Visited_20_Internet_20_Link">vertical-align</text:a></text:p>
          </table:table-cell>
          <table:table-cell table:style-name="Tabla1.C2" office:value-type="string">
            <text:p text:style-name="Table_20_Contents">alineación vertical</text:p>
          </table:table-cell>
          <table:table-cell table:style-name="Tabla1.C2" office:value-type="string">
            <text:p text:style-name="Table_20_Contents">baseline | bottom | middle | sub | super | text-bottom | text-top | top | distancia | porcentaje</text:p>
          </table:table-cell>
        </table:table-row>
        <table:table-row table:style-name="TableLine93929122996672">
          <table:table-cell table:style-name="Tabla1.A2" office:value-type="string">
            <text:p text:style-name="Table_20_Contents"><text:a xlink:type="simple" xlink:href="http://www.mclibre.org/consultar/amaya/css/css_texto.html#white-space" text:style-name="Internet_20_link" text:visited-style-name="Visited_20_Internet_20_Link">white-space</text:a></text:p>
          </table:table-cell>
          <table:table-cell table:style-name="Tabla1.C2" office:value-type="string">
            <text:p text:style-name="Table_20_Contents">espacios en blanco, saltos de línea y wrap</text:p>
          </table:table-cell>
          <table:table-cell table:style-name="Tabla1.C2" office:value-type="string">
            <text:p text:style-name="Table_20_Contents">normal | nowrap | pre | pre-line<text:span text:style-name="T1">(+)</text:span> | pre-wrap<text:span text:style-name="T1">(+)</text:span></text:p>
          </table:table-cell>
        </table:table-row>
        <table:table-row table:style-name="TableLine93929122997632">
          <table:table-cell table:style-name="Tabla1.A2" office:value-type="string">
            <text:p text:style-name="Table_20_Contents"><text:a xlink:type="simple" xlink:href="http://www.mclibre.org/consultar/amaya/css/css_texto.html#word-spacing" text:style-name="Internet_20_link" text:visited-style-name="Visited_20_Internet_20_Link">word-spacing</text:a></text:p>
          </table:table-cell>
          <table:table-cell table:style-name="Tabla1.C2" office:value-type="string">
            <text:p text:style-name="Table_20_Contents">espacio entre palabras</text:p>
          </table:table-cell>
          <table:table-cell table:style-name="Tabla1.C2" office:value-type="string">
            <text:p text:style-name="Table_20_Contents">normal | distancia<text:bookmark text:name="bordes"/></text:p>
          </table:table-cell>
        </table:table-row>
        <table:table-row table:style-name="TableLine93929122998592">
          <table:table-cell table:style-name="Tabla1.C2" table:number-columns-spanned="3" office:value-type="string">
            <text:p text:style-name="P3">Bordes</text:p>
          </table:table-cell>
          <table:covered-table-cell/>
          <table:covered-table-cell/>
        </table:table-row>
        <table:table-row table:style-name="TableLine93929122999440">
          <table:table-cell table:style-name="Tabla1.A2" office:value-type="string">
            <text:p text:style-name="P3">Propiedad</text:p>
          </table:table-cell>
          <table:table-cell table:style-name="Tabla1.C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3000240">
          <table:table-cell table:style-name="Tabla1.A2" office:value-type="string">
            <text:p text:style-name="Table_20_Contents"><text:a xlink:type="simple" xlink:href="http://www.mclibre.org/consultar/amaya/css/css_bordes.html#border" text:style-name="Internet_20_link" text:visited-style-name="Visited_20_Internet_20_Link">border</text:a></text:p>
          </table:table-cell>
          <table:table-cell table:style-name="Tabla1.C2" office:value-type="string">
            <text:p text:style-name="Table_20_Contents">cuatro bordes simultáneamente</text:p>
          </table:table-cell>
          <table:table-cell table:style-name="Tabla1.C2" office:value-type="string">
            <text:p text:style-name="Table_20_Contents">border-color || border-width || border-style</text:p>
          </table:table-cell>
        </table:table-row>
        <table:table-row table:style-name="TableLine93929123001200">
          <table:table-cell table:style-name="Tabla1.A2" office:value-type="string">
            <text:p text:style-name="Table_20_Contents"><text:a xlink:type="simple" xlink:href="http://www.mclibre.org/consultar/amaya/css/css_bordes.html#border-lados" text:style-name="Internet_20_link" text:visited-style-name="Visited_20_Internet_20_Link">border-top</text:a></text:p>
          </table:table-cell>
          <table:table-cell table:style-name="Tabla1.C2" office:value-type="string">
            <text:p text:style-name="Table_20_Contents">borde superior</text:p>
          </table:table-cell>
          <table:table-cell table:style-name="Tabla1.C2" office:value-type="string">
            <text:p text:style-name="Table_20_Contents">border-color || border-width || border-style</text:p>
          </table:table-cell>
        </table:table-row>
        <text:soft-page-break/>
        <table:table-row table:style-name="TableLine93929123002160">
          <table:table-cell table:style-name="Tabla1.A2" office:value-type="string">
            <text:p text:style-name="Table_20_Contents"><text:a xlink:type="simple" xlink:href="http://www.mclibre.org/consultar/amaya/css/css_bordes.html#border-lados" text:style-name="Internet_20_link" text:visited-style-name="Visited_20_Internet_20_Link">border-right</text:a></text:p>
          </table:table-cell>
          <table:table-cell table:style-name="Tabla1.C2" office:value-type="string">
            <text:p text:style-name="Table_20_Contents">borde derecho</text:p>
          </table:table-cell>
          <table:table-cell table:style-name="Tabla1.C2" office:value-type="string">
            <text:p text:style-name="Table_20_Contents">border-color || border-width || border-style</text:p>
          </table:table-cell>
        </table:table-row>
        <table:table-row table:style-name="TableLine93929123003120">
          <table:table-cell table:style-name="Tabla1.A2" office:value-type="string">
            <text:p text:style-name="Table_20_Contents"><text:a xlink:type="simple" xlink:href="http://www.mclibre.org/consultar/amaya/css/css_bordes.html#border-lados" text:style-name="Internet_20_link" text:visited-style-name="Visited_20_Internet_20_Link">border-bottom</text:a></text:p>
          </table:table-cell>
          <table:table-cell table:style-name="Tabla1.C2" office:value-type="string">
            <text:p text:style-name="Table_20_Contents">borde inferior</text:p>
          </table:table-cell>
          <table:table-cell table:style-name="Tabla1.C2" office:value-type="string">
            <text:p text:style-name="Table_20_Contents">border-color || border-width || border-style</text:p>
          </table:table-cell>
        </table:table-row>
        <table:table-row table:style-name="TableLine93929123004080">
          <table:table-cell table:style-name="Tabla1.A2" office:value-type="string">
            <text:p text:style-name="Table_20_Contents"><text:a xlink:type="simple" xlink:href="http://www.mclibre.org/consultar/amaya/css/css_bordes.html#border-lados" text:style-name="Internet_20_link" text:visited-style-name="Visited_20_Internet_20_Link">border-left</text:a></text:p>
          </table:table-cell>
          <table:table-cell table:style-name="Tabla1.C2" office:value-type="string">
            <text:p text:style-name="Table_20_Contents">borde izquierdo</text:p>
          </table:table-cell>
          <table:table-cell table:style-name="Tabla1.C2" office:value-type="string">
            <text:p text:style-name="Table_20_Contents">border-color || border-width || border-style</text:p>
          </table:table-cell>
        </table:table-row>
        <table:table-row table:style-name="TableLine93929123005040">
          <table:table-cell table:style-name="Tabla1.A2" office:value-type="string">
            <text:p text:style-name="Table_20_Contents"><text:a xlink:type="simple" xlink:href="http://www.mclibre.org/consultar/amaya/css/css_bordes.html#border-radius" text:style-name="Internet_20_link" text:visited-style-name="Visited_20_Internet_20_Link">border-radius</text:a><text:span text:style-name="T1">(3)</text:span></text:p>
          </table:table-cell>
          <table:table-cell table:style-name="Tabla1.C2" office:value-type="string">
            <text:p text:style-name="Table_20_Contents">esquinas redondeadas</text:p>
          </table:table-cell>
          <table:table-cell table:style-name="Tabla1.C2" office:value-type="string">
            <text:p text:style-name="Table_20_Contents">[ distancia | porcentaje ] {1, 4}</text:p>
          </table:table-cell>
        </table:table-row>
        <table:table-row table:style-name="TableLine93929123006000">
          <table:table-cell table:style-name="Tabla1.A2" office:value-type="string">
            <text:p text:style-name="Table_20_Contents"><text:a xlink:type="simple" xlink:href="http://www.mclibre.org/consultar/amaya/css/css_bordes.html#border-radius" text:style-name="Internet_20_link" text:visited-style-name="Visited_20_Internet_20_Link">border-top-right-radius</text:a><text:span text:style-name="T1">(3)</text:span></text:p>
          </table:table-cell>
          <table:table-cell table:style-name="Tabla1.C2" office:value-type="string">
            <text:p text:style-name="Table_20_Contents">esquina superior derecha redondeada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able:table-row table:style-name="TableLine93929123006960">
          <table:table-cell table:style-name="Tabla1.A2" office:value-type="string">
            <text:p text:style-name="Table_20_Contents"><text:a xlink:type="simple" xlink:href="http://www.mclibre.org/consultar/amaya/css/css_bordes.html#border-radius" text:style-name="Internet_20_link" text:visited-style-name="Visited_20_Internet_20_Link">border-bottom-right-radius</text:a><text:span text:style-name="T1">(3)</text:span></text:p>
          </table:table-cell>
          <table:table-cell table:style-name="Tabla1.C2" office:value-type="string">
            <text:p text:style-name="Table_20_Contents">esquina inferior derecha redondeada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able:table-row table:style-name="TableLine93929123007920">
          <table:table-cell table:style-name="Tabla1.A2" office:value-type="string">
            <text:p text:style-name="Table_20_Contents"><text:a xlink:type="simple" xlink:href="http://www.mclibre.org/consultar/amaya/css/css_bordes.html#border-radius" text:style-name="Internet_20_link" text:visited-style-name="Visited_20_Internet_20_Link">border-bottom-left-radius</text:a><text:span text:style-name="T1">(3)</text:span></text:p>
          </table:table-cell>
          <table:table-cell table:style-name="Tabla1.C2" office:value-type="string">
            <text:p text:style-name="Table_20_Contents">esquina inferior izquierda redondeada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able:table-row table:style-name="TableLine93929123008880">
          <table:table-cell table:style-name="Tabla1.A2" office:value-type="string">
            <text:p text:style-name="Table_20_Contents"><text:a xlink:type="simple" xlink:href="http://www.mclibre.org/consultar/amaya/css/css_bordes.html#border-radius" text:style-name="Internet_20_link" text:visited-style-name="Visited_20_Internet_20_Link">border-top-left-radius</text:a><text:span text:style-name="T1">(3)</text:span></text:p>
          </table:table-cell>
          <table:table-cell table:style-name="Tabla1.C2" office:value-type="string">
            <text:p text:style-name="Table_20_Contents">esquina superior izquierda redondeada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able:table-row table:style-name="TableLine93929123009840">
          <table:table-cell table:style-name="Tabla1.A2" office:value-type="string">
            <text:p text:style-name="Table_20_Contents"><text:a xlink:type="simple" xlink:href="http://www.mclibre.org/consultar/amaya/css/css_bordes.html#border-color-width-style" text:style-name="Internet_20_link" text:visited-style-name="Visited_20_Internet_20_Link">border-color</text:a></text:p>
          </table:table-cell>
          <table:table-cell table:style-name="Tabla1.C2" office:value-type="string">
            <text:p text:style-name="Table_20_Contents">color de los bordes</text:p>
          </table:table-cell>
          <table:table-cell table:style-name="Tabla1.C2" office:value-type="string">
            <text:p text:style-name="Table_20_Contents">[ color | transparent ] {1, 4}</text:p>
          </table:table-cell>
        </table:table-row>
        <table:table-row table:style-name="TableLine93929123010800">
          <table:table-cell table:style-name="Tabla1.A2" office:value-type="string">
            <text:p text:style-name="Table_20_Contents"><text:a xlink:type="simple" xlink:href="http://www.mclibre.org/consultar/amaya/css/css_bordes.html#border-color-width-style" text:style-name="Internet_20_link" text:visited-style-name="Visited_20_Internet_20_Link">border-width</text:a></text:p>
          </table:table-cell>
          <table:table-cell table:style-name="Tabla1.C2" office:value-type="string">
            <text:p text:style-name="Table_20_Contents">grosor de los bordes</text:p>
          </table:table-cell>
          <table:table-cell table:style-name="Tabla1.C2" office:value-type="string">
            <text:p text:style-name="Table_20_Contents">[ medium | thick | thin | distancia ] {1, 4}</text:p>
          </table:table-cell>
        </table:table-row>
        <table:table-row table:style-name="TableLine93929123011760">
          <table:table-cell table:style-name="Tabla1.A2" office:value-type="string">
            <text:p text:style-name="Table_20_Contents"><text:a xlink:type="simple" xlink:href="http://www.mclibre.org/consultar/amaya/css/css_bordes.html#border-color-width-style" text:style-name="Internet_20_link" text:visited-style-name="Visited_20_Internet_20_Link">border-style</text:a></text:p>
          </table:table-cell>
          <table:table-cell table:style-name="Tabla1.C2" office:value-type="string">
            <text:p text:style-name="Table_20_Contents">estilos de los bordes</text:p>
          </table:table-cell>
          <table:table-cell table:style-name="Tabla1.C2" office:value-type="string">
            <text:p text:style-name="Table_20_Contents">[ none | hidden | dashed | dotted | double | groove | inset | outset | ridge | solid ] {1, 4}</text:p>
          </table:table-cell>
        </table:table-row>
        <table:table-row table:style-name="TableLine9392912301467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top-color</text:a></text:p>
          </table:table-cell>
          <table:table-cell table:style-name="Tabla1.C2" office:value-type="string">
            <text:p text:style-name="Table_20_Contents">color del borde superior</text:p>
          </table:table-cell>
          <table:table-cell table:style-name="Tabla1.C2" office:value-type="string">
            <text:p text:style-name="Table_20_Contents">[ color | transparent ] {1, 4}</text:p>
          </table:table-cell>
        </table:table-row>
        <table:table-row table:style-name="TableLine9392912301563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top-width</text:a></text:p>
          </table:table-cell>
          <table:table-cell table:style-name="Tabla1.C2" office:value-type="string">
            <text:p text:style-name="Table_20_Contents">grosor del borde superior</text:p>
          </table:table-cell>
          <table:table-cell table:style-name="Tabla1.C2" office:value-type="string">
            <text:p text:style-name="Table_20_Contents">[ medium | thick | thin | distancia ] {1, 4}</text:p>
          </table:table-cell>
        </table:table-row>
        <table:table-row table:style-name="TableLine9392912301659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top-style</text:a></text:p>
          </table:table-cell>
          <table:table-cell table:style-name="Tabla1.C2" office:value-type="string">
            <text:p text:style-name="Table_20_Contents">estilo del borde superior</text:p>
          </table:table-cell>
          <table:table-cell table:style-name="Tabla1.C2" office:value-type="string">
            <text:p text:style-name="Table_20_Contents">[ none | hidden | dashed | dotted | double | groove | inset | outset | ridge | solid ] {1, 4}</text:p>
          </table:table-cell>
        </table:table-row>
        <table:table-row table:style-name="TableLine9392912301755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right-color</text:a></text:p>
          </table:table-cell>
          <table:table-cell table:style-name="Tabla1.C2" office:value-type="string">
            <text:p text:style-name="Table_20_Contents">color del borde derecho</text:p>
          </table:table-cell>
          <table:table-cell table:style-name="Tabla1.C2" office:value-type="string">
            <text:p text:style-name="Table_20_Contents">[ color | transparent ] {1, 4}</text:p>
          </table:table-cell>
        </table:table-row>
        <table:table-row table:style-name="TableLine9392912301851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right-width</text:a></text:p>
          </table:table-cell>
          <table:table-cell table:style-name="Tabla1.C2" office:value-type="string">
            <text:p text:style-name="Table_20_Contents">grosor del borde derecho</text:p>
          </table:table-cell>
          <table:table-cell table:style-name="Tabla1.C2" office:value-type="string">
            <text:p text:style-name="Table_20_Contents">[ medium | thick | thin | distancia ] {1, 4}</text:p>
          </table:table-cell>
        </table:table-row>
        <table:table-row table:style-name="TableLine9392912301947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right-style</text:a></text:p>
          </table:table-cell>
          <table:table-cell table:style-name="Tabla1.C2" office:value-type="string">
            <text:p text:style-name="Table_20_Contents">estilo del borde derecho</text:p>
          </table:table-cell>
          <table:table-cell table:style-name="Tabla1.C2" office:value-type="string">
            <text:p text:style-name="Table_20_Contents">[ none | hidden | dashed | dotted | double | groove | inset | outset | ridge | solid ] {1, 4}</text:p>
          </table:table-cell>
        </table:table-row>
        <table:table-row table:style-name="TableLine9392912302043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bottom-color</text:a></text:p>
          </table:table-cell>
          <table:table-cell table:style-name="Tabla1.C2" office:value-type="string">
            <text:p text:style-name="Table_20_Contents">color del borde inferior</text:p>
          </table:table-cell>
          <table:table-cell table:style-name="Tabla1.C2" office:value-type="string">
            <text:p text:style-name="Table_20_Contents">[ color | transparent ] {1, 4}</text:p>
          </table:table-cell>
        </table:table-row>
        <table:table-row table:style-name="TableLine9392912302139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bottom-width</text:a></text:p>
          </table:table-cell>
          <table:table-cell table:style-name="Tabla1.C2" office:value-type="string">
            <text:p text:style-name="Table_20_Contents">grosor del borde inferior</text:p>
          </table:table-cell>
          <table:table-cell table:style-name="Tabla1.C2" office:value-type="string">
            <text:p text:style-name="Table_20_Contents">[ medium | thick | thin | distancia ] {1, 4}</text:p>
          </table:table-cell>
        </table:table-row>
        <table:table-row table:style-name="TableLine9392912302235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bottom-style</text:a></text:p>
          </table:table-cell>
          <table:table-cell table:style-name="Tabla1.C2" office:value-type="string">
            <text:p text:style-name="Table_20_Contents">estilo del borde inferior</text:p>
          </table:table-cell>
          <table:table-cell table:style-name="Tabla1.C2" office:value-type="string">
            <text:p text:style-name="Table_20_Contents">[ none | hidden | dashed | dotted | double | groove | inset | outset | ridge | solid ] {1, 4}</text:p>
          </table:table-cell>
        </table:table-row>
        <table:table-row table:style-name="TableLine9392912302331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left-color</text:a></text:p>
          </table:table-cell>
          <table:table-cell table:style-name="Tabla1.C2" office:value-type="string">
            <text:p text:style-name="Table_20_Contents">color del borde izquierdo</text:p>
          </table:table-cell>
          <table:table-cell table:style-name="Tabla1.C2" office:value-type="string">
            <text:p text:style-name="Table_20_Contents">[ color | transparent ] {1, 4}</text:p>
          </table:table-cell>
        </table:table-row>
        <table:table-row table:style-name="TableLine9392912302427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left-width</text:a></text:p>
          </table:table-cell>
          <table:table-cell table:style-name="Tabla1.C2" office:value-type="string">
            <text:p text:style-name="Table_20_Contents">grosor del borde izquierdo</text:p>
          </table:table-cell>
          <table:table-cell table:style-name="Tabla1.C2" office:value-type="string">
            <text:p text:style-name="Table_20_Contents">[ medium | thick | thin | distancia ] {1, 4}</text:p>
          </table:table-cell>
        </table:table-row>
        <table:table-row table:style-name="TableLine93929123025232">
          <table:table-cell table:style-name="Tabla1.A2" office:value-type="string">
            <text:p text:style-name="Table_20_Contents"><text:a xlink:type="simple" xlink:href="http://www.mclibre.org/consultar/amaya/css/css_bordes.html#border-individuales" text:style-name="Internet_20_link" text:visited-style-name="Visited_20_Internet_20_Link">border-left-style</text:a></text:p>
          </table:table-cell>
          <table:table-cell table:style-name="Tabla1.C2" office:value-type="string">
            <text:p text:style-name="Table_20_Contents">estilo del borde izquierdo</text:p>
          </table:table-cell>
          <table:table-cell table:style-name="Tabla1.C2" office:value-type="string">
            <text:p text:style-name="Table_20_Contents">[ none | hidden | dashed | dotted | double | groove | inset | outset | ridge | solid ] {1, 4}<text:bookmark text:name="margen-exterior"/></text:p>
          </table:table-cell>
        </table:table-row>
        <table:table-row table:style-name="TableLine93929123026192">
          <table:table-cell table:style-name="Tabla1.C2" table:number-columns-spanned="3" office:value-type="string">
            <text:p text:style-name="P3">Margen exterior</text:p>
          </table:table-cell>
          <table:covered-table-cell/>
          <table:covered-table-cell/>
        </table:table-row>
        <table:table-row table:style-name="TableLine93929123027040">
          <table:table-cell table:style-name="Tabla1.A2" office:value-type="string">
            <text:p text:style-name="P3">Propiedad</text:p>
          </table:table-cell>
          <table:table-cell table:style-name="Tabla1.C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3027840">
          <table:table-cell table:style-name="Tabla1.A2" office:value-type="string">
            <text:p text:style-name="Table_20_Contents"><text:a xlink:type="simple" xlink:href="http://www.mclibre.org/consultar/amaya/css/css_margenes.html#margin" text:style-name="Internet_20_link" text:visited-style-name="Visited_20_Internet_20_Link">margin</text:a></text:p>
          </table:table-cell>
          <table:table-cell table:style-name="Tabla1.B61" office:value-type="string">
            <text:p text:style-name="Table_20_Contents">cuatro márgenes exterior simultáneamente</text:p>
          </table:table-cell>
          <table:table-cell table:style-name="Tabla1.C2" office:value-type="string">
            <text:p text:style-name="Table_20_Contents">[ auto | distancia | porcentaje ] {1, 4}</text:p>
          </table:table-cell>
        </table:table-row>
        <table:table-row table:style-name="TableLine93929123029280">
          <table:table-cell table:style-name="Tabla1.A2" office:value-type="string">
            <text:p text:style-name="Table_20_Contents"><text:a xlink:type="simple" xlink:href="http://www.mclibre.org/consultar/amaya/css/css_margenes.html#margin-lados" text:style-name="Internet_20_link" text:visited-style-name="Visited_20_Internet_20_Link">margin-top</text:a></text:p>
          </table:table-cell>
          <table:table-cell table:style-name="Tabla1.A2" office:value-type="string">
            <text:p text:style-name="Table_20_Contents">margen exterior superior</text:p>
          </table:table-cell>
          <table:table-cell table:style-name="Tabla1.C2" office:value-type="string">
            <text:p text:style-name="Table_20_Contents">auto | distancia | porcentaje</text:p>
          </table:table-cell>
        </table:table-row>
        <table:table-row table:style-name="TableLine93929123030240">
          <table:table-cell table:style-name="Tabla1.A2" office:value-type="string">
            <text:p text:style-name="Table_20_Contents"><text:a xlink:type="simple" xlink:href="http://www.mclibre.org/consultar/amaya/css/css_margenes.html#margin-lados" text:style-name="Internet_20_link" text:visited-style-name="Visited_20_Internet_20_Link">margin-right</text:a></text:p>
          </table:table-cell>
          <table:table-cell table:style-name="Tabla1.A2" office:value-type="string">
            <text:p text:style-name="Table_20_Contents">margen exterior derecho</text:p>
          </table:table-cell>
          <table:table-cell table:style-name="Tabla1.C2" office:value-type="string">
            <text:p text:style-name="Table_20_Contents">auto | distancia | porcentaje</text:p>
          </table:table-cell>
        </table:table-row>
        <table:table-row table:style-name="TableLine93929123031200">
          <table:table-cell table:style-name="Tabla1.A2" office:value-type="string">
            <text:p text:style-name="Table_20_Contents"><text:a xlink:type="simple" xlink:href="http://www.mclibre.org/consultar/amaya/css/css_margenes.html#margin-lados" text:style-name="Internet_20_link" text:visited-style-name="Visited_20_Internet_20_Link">margin-bottom</text:a></text:p>
          </table:table-cell>
          <table:table-cell table:style-name="Tabla1.A2" office:value-type="string">
            <text:p text:style-name="Table_20_Contents">margen exterior inferior</text:p>
          </table:table-cell>
          <table:table-cell table:style-name="Tabla1.C2" office:value-type="string">
            <text:p text:style-name="Table_20_Contents">auto | distancia | porcentaje</text:p>
          </table:table-cell>
        </table:table-row>
        <table:table-row table:style-name="TableLine93929123032160">
          <table:table-cell table:style-name="Tabla1.A2" office:value-type="string">
            <text:p text:style-name="Table_20_Contents"><text:a xlink:type="simple" xlink:href="http://www.mclibre.org/consultar/amaya/css/css_margenes.html#margin-lados" text:style-name="Internet_20_link" text:visited-style-name="Visited_20_Internet_20_Link">margin-left</text:a></text:p>
          </table:table-cell>
          <table:table-cell table:style-name="Tabla1.A2" office:value-type="string">
            <text:p text:style-name="Table_20_Contents">margen exterior izquierdo</text:p>
          </table:table-cell>
          <table:table-cell table:style-name="Tabla1.C2" office:value-type="string">
            <text:p text:style-name="Table_20_Contents">auto | distancia | porcentaje<text:bookmark text:name="margen-interior"/></text:p>
          </table:table-cell>
        </table:table-row>
        <table:table-row table:style-name="TableLine93929123033120">
          <table:table-cell table:style-name="Tabla1.C2" table:number-columns-spanned="3" office:value-type="string">
            <text:p text:style-name="P3">Margen interior</text:p>
          </table:table-cell>
          <table:covered-table-cell/>
          <table:covered-table-cell/>
        </table:table-row>
        <table:table-row table:style-name="TableLine93929123033968">
          <table:table-cell table:style-name="Tabla1.A2" office:value-type="string">
            <text:p text:style-name="P3">Propiedad</text:p>
          </table:table-cell>
          <table:table-cell table:style-name="Tabla1.A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3034768">
          <table:table-cell table:style-name="Tabla1.A2" office:value-type="string">
            <text:p text:style-name="Table_20_Contents"><text:a xlink:type="simple" xlink:href="http://www.mclibre.org/consultar/amaya/css/css_margenes.html#padding" text:style-name="Internet_20_link" text:visited-style-name="Visited_20_Internet_20_Link">padding</text:a></text:p>
          </table:table-cell>
          <table:table-cell table:style-name="Tabla1.A2" office:value-type="string">
            <text:p text:style-name="Table_20_Contents">cuatro márgenes interiores simultáneamente</text:p>
          </table:table-cell>
          <table:table-cell table:style-name="Tabla1.C2" office:value-type="string">
            <text:p text:style-name="Table_20_Contents">[ distancia | porcentaje ] {1, 4}</text:p>
          </table:table-cell>
        </table:table-row>
        <table:table-row table:style-name="TableLine93929123035728">
          <table:table-cell table:style-name="Tabla1.A2" office:value-type="string">
            <text:p text:style-name="Table_20_Contents"><text:a xlink:type="simple" xlink:href="http://www.mclibre.org/consultar/amaya/css/css_margenes.html#padding-lados" text:style-name="Internet_20_link" text:visited-style-name="Visited_20_Internet_20_Link">padding-top</text:a></text:p>
          </table:table-cell>
          <table:table-cell table:style-name="Tabla1.A2" office:value-type="string">
            <text:p text:style-name="Table_20_Contents">margen interior superior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able:table-row table:style-name="TableLine93929123036688">
          <table:table-cell table:style-name="Tabla1.A2" office:value-type="string">
            <text:p text:style-name="Table_20_Contents"><text:a xlink:type="simple" xlink:href="http://www.mclibre.org/consultar/amaya/css/css_margenes.html#padding-lados" text:style-name="Internet_20_link" text:visited-style-name="Visited_20_Internet_20_Link">padding-right</text:a></text:p>
          </table:table-cell>
          <table:table-cell table:style-name="Tabla1.A2" office:value-type="string">
            <text:p text:style-name="Table_20_Contents">margen interior derecho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ext:soft-page-break/>
        <table:table-row table:style-name="TableLine93929123037648">
          <table:table-cell table:style-name="Tabla1.A2" office:value-type="string">
            <text:p text:style-name="Table_20_Contents"><text:a xlink:type="simple" xlink:href="http://www.mclibre.org/consultar/amaya/css/css_margenes.html#padding-lados" text:style-name="Internet_20_link" text:visited-style-name="Visited_20_Internet_20_Link">padding-bottom</text:a></text:p>
          </table:table-cell>
          <table:table-cell table:style-name="Tabla1.A2" office:value-type="string">
            <text:p text:style-name="Table_20_Contents">margen interior inferior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able:table-row table:style-name="TableLine93929123038608">
          <table:table-cell table:style-name="Tabla1.A2" office:value-type="string">
            <text:p text:style-name="Table_20_Contents"><text:a xlink:type="simple" xlink:href="http://www.mclibre.org/consultar/amaya/css/css_margenes.html#padding-lados" text:style-name="Internet_20_link" text:visited-style-name="Visited_20_Internet_20_Link">padding-left</text:a></text:p>
          </table:table-cell>
          <table:table-cell table:style-name="Tabla1.A2" office:value-type="string">
            <text:p text:style-name="Table_20_Contents">margen interior izquierdo</text:p>
          </table:table-cell>
          <table:table-cell table:style-name="Tabla1.C2" office:value-type="string">
            <text:p text:style-name="Table_20_Contents">distancia | porcentaje<text:bookmark text:name="fondos"/></text:p>
          </table:table-cell>
        </table:table-row>
        <table:table-row table:style-name="TableLine93929123039568">
          <table:table-cell table:style-name="Tabla1.C2" table:number-columns-spanned="3" office:value-type="string">
            <text:p text:style-name="P3">Fondos</text:p>
          </table:table-cell>
          <table:covered-table-cell/>
          <table:covered-table-cell/>
        </table:table-row>
        <table:table-row table:style-name="TableLine93929123040416">
          <table:table-cell table:style-name="Tabla1.A2" office:value-type="string">
            <text:p text:style-name="P3">Propiedad</text:p>
          </table:table-cell>
          <table:table-cell table:style-name="Tabla1.A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3041216">
          <table:table-cell table:style-name="Tabla1.A2" office:value-type="string">
            <text:p text:style-name="Table_20_Contents"><text:a xlink:type="simple" xlink:href="http://www.mclibre.org/consultar/amaya/css/css_fondos.html#background" text:style-name="Internet_20_link" text:visited-style-name="Visited_20_Internet_20_Link">background</text:a></text:p>
          </table:table-cell>
          <table:table-cell table:style-name="Tabla1.A2" office:value-type="string">
            <text:p text:style-name="Table_20_Contents">propiedad compuesta</text:p>
          </table:table-cell>
          <table:table-cell table:style-name="Tabla1.C2" office:value-type="string">
            <text:p text:style-name="Table_20_Contents">background-attachment || background-color || background-image || background-position || background-repeat </text:p>
          </table:table-cell>
        </table:table-row>
        <table:table-row table:style-name="TableLine93929123042176">
          <table:table-cell table:style-name="Tabla1.A2" office:value-type="string">
            <text:p text:style-name="Table_20_Contents"><text:a xlink:type="simple" xlink:href="http://www.mclibre.org/consultar/amaya/css/css_fondos.html#fondos-multiples" text:style-name="Internet_20_link" text:visited-style-name="Visited_20_Internet_20_Link">background</text:a><text:span text:style-name="T1">(3)</text:span></text:p>
          </table:table-cell>
          <table:table-cell table:style-name="Tabla1.A2" office:value-type="string">
            <text:p text:style-name="Table_20_Contents">fondos múltiples</text:p>
          </table:table-cell>
          <table:table-cell table:style-name="Tabla1.C2" office:value-type="string">
            <text:p text:style-name="Table_20_Contents">separados por comas</text:p>
          </table:table-cell>
        </table:table-row>
        <table:table-row table:style-name="TableLine93929123043136">
          <table:table-cell table:style-name="Tabla1.A2" office:value-type="string">
            <text:p text:style-name="Table_20_Contents"><text:a xlink:type="simple" xlink:href="http://www.mclibre.org/consultar/amaya/css/css_fondos.html#background-attachment" text:style-name="Internet_20_link" text:visited-style-name="Visited_20_Internet_20_Link">background-attachment</text:a></text:p>
          </table:table-cell>
          <table:table-cell table:style-name="Tabla1.A2" office:value-type="string">
            <text:p text:style-name="Table_20_Contents">ligadura de la imagen</text:p>
          </table:table-cell>
          <table:table-cell table:style-name="Tabla1.C2" office:value-type="string">
            <text:p text:style-name="Table_20_Contents">fixed | scroll</text:p>
          </table:table-cell>
        </table:table-row>
        <table:table-row table:style-name="TableLine93929123044096">
          <table:table-cell table:style-name="Tabla1.A2" office:value-type="string">
            <text:p text:style-name="Table_20_Contents"><text:a xlink:type="simple" xlink:href="http://www.mclibre.org/consultar/amaya/css/css_fondos.html#background-color" text:style-name="Internet_20_link" text:visited-style-name="Visited_20_Internet_20_Link">background-color</text:a></text:p>
          </table:table-cell>
          <table:table-cell table:style-name="Tabla1.A2" office:value-type="string">
            <text:p text:style-name="Table_20_Contents">color de fondo</text:p>
          </table:table-cell>
          <table:table-cell table:style-name="Tabla1.C2" office:value-type="string">
            <text:p text:style-name="Table_20_Contents">transparent | color</text:p>
          </table:table-cell>
        </table:table-row>
        <table:table-row table:style-name="TableLine93929123045056">
          <table:table-cell table:style-name="Tabla1.A2" office:value-type="string">
            <text:p text:style-name="Table_20_Contents"><text:a xlink:type="simple" xlink:href="http://www.mclibre.org/consultar/amaya/css/css_fondos.html#background-image" text:style-name="Internet_20_link" text:visited-style-name="Visited_20_Internet_20_Link">background-image</text:a></text:p>
          </table:table-cell>
          <table:table-cell table:style-name="Tabla1.A2" office:value-type="string">
            <text:p text:style-name="Table_20_Contents">imagen de fondo</text:p>
          </table:table-cell>
          <table:table-cell table:style-name="Tabla1.C2" office:value-type="string">
            <text:p text:style-name="Table_20_Contents">none | uri</text:p>
          </table:table-cell>
        </table:table-row>
        <table:table-row table:style-name="TableLine93929123046016">
          <table:table-cell table:style-name="Tabla1.A2" office:value-type="string">
            <text:p text:style-name="Table_20_Contents"><text:a xlink:type="simple" xlink:href="http://www.mclibre.org/consultar/amaya/css/css_fondos.html#background-position" text:style-name="Internet_20_link" text:visited-style-name="Visited_20_Internet_20_Link">background-position</text:a></text:p>
          </table:table-cell>
          <table:table-cell table:style-name="Tabla1.A2" office:value-type="string">
            <text:p text:style-name="Table_20_Contents">posición de la imagen de fondo</text:p>
          </table:table-cell>
          <table:table-cell table:style-name="Tabla1.C2" office:value-type="string">
            <text:p text:style-name="Table_20_Contents">[ [ left | center | right | distancia | porcentaje] [ top | center | bottom | distancia | porcentaje] ]? | [ [ left | center | right ] || [ top | center | bottom ] ]</text:p>
          </table:table-cell>
        </table:table-row>
        <table:table-row table:style-name="TableLine93929123046976">
          <table:table-cell table:style-name="Tabla1.A2" office:value-type="string">
            <text:p text:style-name="Table_20_Contents"><text:a xlink:type="simple" xlink:href="http://www.mclibre.org/consultar/amaya/css/css_fondos.html#background-repeat" text:style-name="Internet_20_link" text:visited-style-name="Visited_20_Internet_20_Link">background-repeat</text:a></text:p>
          </table:table-cell>
          <table:table-cell table:style-name="Tabla1.A2" office:value-type="string">
            <text:p text:style-name="Table_20_Contents">repetición de la imagen de fondo</text:p>
          </table:table-cell>
          <table:table-cell table:style-name="Tabla1.C2" office:value-type="string">
            <text:p text:style-name="Table_20_Contents">no-repeat | repeat | repeat-x | repeat-y | space<text:span text:style-name="T1">(3)</text:span> | round<text:span text:style-name="T1">(3)</text:span></text:p>
          </table:table-cell>
        </table:table-row>
        <table:table-row table:style-name="TableLine93929123047936">
          <table:table-cell table:style-name="Tabla1.A2" office:value-type="string">
            <text:p text:style-name="Table_20_Contents"><text:a xlink:type="simple" xlink:href="http://www.mclibre.org/consultar/amaya/css/css_fondos.html#background-clip" text:style-name="Internet_20_link" text:visited-style-name="Visited_20_Internet_20_Link">background-clip</text:a><text:span text:style-name="T1">(3)</text:span></text:p>
          </table:table-cell>
          <table:table-cell table:style-name="Tabla1.A2" office:value-type="string">
            <text:p text:style-name="Table_20_Contents">límite de la imagen de fondo</text:p>
          </table:table-cell>
          <table:table-cell table:style-name="Tabla1.C2" office:value-type="string">
            <text:p text:style-name="Table_20_Contents">border-box | padding-box | content-box</text:p>
          </table:table-cell>
        </table:table-row>
        <table:table-row table:style-name="TableLine93929123048896">
          <table:table-cell table:style-name="Tabla1.A2" office:value-type="string">
            <text:p text:style-name="Table_20_Contents"><text:a xlink:type="simple" xlink:href="http://www.mclibre.org/consultar/amaya/css/css_fondos.html#background-size" text:style-name="Internet_20_link" text:visited-style-name="Visited_20_Internet_20_Link">background-size</text:a><text:span text:style-name="T1">(3)</text:span></text:p>
          </table:table-cell>
          <table:table-cell table:style-name="Tabla1.A2" office:value-type="string">
            <text:p text:style-name="Table_20_Contents">tamaño de la imagen de fondo</text:p>
          </table:table-cell>
          <table:table-cell table:style-name="Tabla1.C2" office:value-type="string">
            <text:p text:style-name="Table_20_Contents">auto | [ distancia | porcentaje ] {2} | contain | cover</text:p>
          </table:table-cell>
        </table:table-row>
        <table:table-row table:style-name="TableLine93929123049856">
          <table:table-cell table:style-name="Tabla1.A2" office:value-type="string">
            <text:p text:style-name="Table_20_Contents"><text:a xlink:type="simple" xlink:href="http://www.mclibre.org/consultar/amaya/css/css_fondos.html#background-origin" text:style-name="Internet_20_link" text:visited-style-name="Visited_20_Internet_20_Link">background-origin</text:a><text:span text:style-name="T1">(3)</text:span></text:p>
          </table:table-cell>
          <table:table-cell table:style-name="Tabla1.A2" office:value-type="string">
            <text:p text:style-name="Table_20_Contents">origen de la imagen de fondo</text:p>
          </table:table-cell>
          <table:table-cell table:style-name="Tabla1.C2" office:value-type="string">
            <text:p text:style-name="Table_20_Contents">border-box | padding-box | content-box<text:bookmark text:name="listas"/></text:p>
          </table:table-cell>
        </table:table-row>
        <table:table-row table:style-name="TableLine93929123050816">
          <table:table-cell table:style-name="Tabla1.C2" table:number-columns-spanned="3" office:value-type="string">
            <text:p text:style-name="P3">Listas</text:p>
          </table:table-cell>
          <table:covered-table-cell/>
          <table:covered-table-cell/>
        </table:table-row>
        <table:table-row table:style-name="TableLine93929123051664">
          <table:table-cell table:style-name="Tabla1.A2" office:value-type="string">
            <text:p text:style-name="P3">Propiedad</text:p>
          </table:table-cell>
          <table:table-cell table:style-name="Tabla1.A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3052464">
          <table:table-cell table:style-name="Tabla1.A2" office:value-type="string">
            <text:p text:style-name="Table_20_Contents"><text:a xlink:type="simple" xlink:href="http://www.mclibre.org/consultar/amaya/css/css_listas.html#list-style" text:style-name="Internet_20_link" text:visited-style-name="Visited_20_Internet_20_Link">list-style</text:a></text:p>
          </table:table-cell>
          <table:table-cell table:style-name="Tabla1.C2" office:value-type="string">
            <text:p text:style-name="Table_20_Contents">propiedad compuesta</text:p>
          </table:table-cell>
          <table:table-cell table:style-name="Tabla1.A1" office:value-type="string">
            <text:p text:style-name="Table_20_Contents">list-style-image || list-style-position || list-style-type</text:p>
          </table:table-cell>
        </table:table-row>
        <table:table-row table:style-name="TableLine93929123053424">
          <table:table-cell table:style-name="Tabla1.A2" office:value-type="string">
            <text:p text:style-name="Table_20_Contents"><text:a xlink:type="simple" xlink:href="http://www.mclibre.org/consultar/amaya/css/css_listas.html#list-style-image" text:style-name="Internet_20_link" text:visited-style-name="Visited_20_Internet_20_Link">list-style-image</text:a></text:p>
          </table:table-cell>
          <table:table-cell table:style-name="Tabla1.C2" office:value-type="string">
            <text:p text:style-name="Table_20_Contents">imagen del marcador</text:p>
          </table:table-cell>
          <table:table-cell table:style-name="Tabla1.C2" office:value-type="string">
            <text:p text:style-name="Table_20_Contents">none | uri</text:p>
          </table:table-cell>
        </table:table-row>
        <table:table-row table:style-name="TableLine93929123054384">
          <table:table-cell table:style-name="Tabla1.A2" office:value-type="string">
            <text:p text:style-name="Table_20_Contents"><text:a xlink:type="simple" xlink:href="http://www.mclibre.org/consultar/amaya/css/css_listas.html#list-style-position" text:style-name="Internet_20_link" text:visited-style-name="Visited_20_Internet_20_Link">list-style-position</text:a></text:p>
          </table:table-cell>
          <table:table-cell table:style-name="Tabla1.C2" office:value-type="string">
            <text:p text:style-name="Table_20_Contents">posición del marcador</text:p>
          </table:table-cell>
          <table:table-cell table:style-name="Tabla1.C2" office:value-type="string">
            <text:p text:style-name="Table_20_Contents">inside | outside</text:p>
          </table:table-cell>
        </table:table-row>
        <table:table-row table:style-name="TableLine93929123055344">
          <table:table-cell table:style-name="Tabla1.A2" office:value-type="string">
            <text:p text:style-name="Table_20_Contents"><text:a xlink:type="simple" xlink:href="http://www.mclibre.org/consultar/amaya/css/css_listas.html#list-style-type" text:style-name="Internet_20_link" text:visited-style-name="Visited_20_Internet_20_Link">list-style-type</text:a></text:p>
          </table:table-cell>
          <table:table-cell table:style-name="Tabla1.C2" office:value-type="string">
            <text:p text:style-name="Table_20_Contents">tipo de marcador</text:p>
          </table:table-cell>
          <table:table-cell table:style-name="Tabla1.C2" office:value-type="string">
            <text:p text:style-name="Table_20_Contents">none | circle | disc | square | decimal | decimal-leading-zero | lower-alpha | upper-alpha | lower-greek | lower-latin | upper-latin | lower-roman | upper-roman | armenian | georgian | hebrew<text:span text:style-name="T1">(-)</text:span> | cjk-ideographic<text:span text:style-name="T1">(-)</text:span> | hiragana <text:span text:style-name="T1">(-)</text:span> | katakana <text:span text:style-name="T1">(-)</text:span> | hiragana-iroha<text:span text:style-name="T1">(-)</text:span> | katakana-iroha<text:span text:style-name="T1">(-)</text:span><text:bookmark text:name="tablas"/></text:p>
          </table:table-cell>
        </table:table-row>
        <table:table-row table:style-name="TableLine93929123056304">
          <table:table-cell table:style-name="Tabla1.C2" table:number-columns-spanned="3" office:value-type="string">
            <text:p text:style-name="P3">Tablas</text:p>
          </table:table-cell>
          <table:covered-table-cell/>
          <table:covered-table-cell/>
        </table:table-row>
        <table:table-row table:style-name="TableLine93929123057152">
          <table:table-cell table:style-name="Tabla1.A2" office:value-type="string">
            <text:p text:style-name="P3">Propiedad</text:p>
          </table:table-cell>
          <table:table-cell table:style-name="Tabla1.C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3012720">
          <table:table-cell table:style-name="Tabla1.A2" office:value-type="string">
            <text:p text:style-name="Table_20_Contents"><text:a xlink:type="simple" xlink:href="http://www.mclibre.org/consultar/amaya/css/css_tablas.html#border-collapse" text:style-name="Internet_20_link" text:visited-style-name="Visited_20_Internet_20_Link">border-collapse</text:a></text:p>
          </table:table-cell>
          <table:table-cell table:style-name="Tabla1.C2" office:value-type="string">
            <text:p text:style-name="Table_20_Contents">modo de bordes</text:p>
          </table:table-cell>
          <table:table-cell table:style-name="Tabla1.C2" office:value-type="string">
            <text:p text:style-name="Table_20_Contents">collapse | separate</text:p>
          </table:table-cell>
        </table:table-row>
        <table:table-row table:style-name="TableLine93929123013680">
          <table:table-cell table:style-name="Tabla1.A2" office:value-type="string">
            <text:p text:style-name="Table_20_Contents"><text:a xlink:type="simple" xlink:href="http://www.mclibre.org/consultar/amaya/css/css_tablas.html#border-spacing" text:style-name="Internet_20_link" text:visited-style-name="Visited_20_Internet_20_Link">border-spacing</text:a></text:p>
          </table:table-cell>
          <table:table-cell table:style-name="Tabla1.C2" office:value-type="string">
            <text:p text:style-name="Table_20_Contents">separación entre celdas</text:p>
          </table:table-cell>
          <table:table-cell table:style-name="Tabla1.C2" office:value-type="string">
            <text:p text:style-name="Table_20_Contents">distancia distancia?</text:p>
          </table:table-cell>
        </table:table-row>
        <table:table-row table:style-name="TableLine93929123061952">
          <table:table-cell table:style-name="Tabla1.A2" office:value-type="string">
            <text:p text:style-name="Table_20_Contents"><text:a xlink:type="simple" xlink:href="http://www.mclibre.org/consultar/amaya/css/css_tablas.html#caption-side" text:style-name="Internet_20_link" text:visited-style-name="Visited_20_Internet_20_Link">caption-side</text:a></text:p>
          </table:table-cell>
          <table:table-cell table:style-name="Tabla1.C2" office:value-type="string">
            <text:p text:style-name="Table_20_Contents">posición de la leyenda</text:p>
          </table:table-cell>
          <table:table-cell table:style-name="Tabla1.C2" office:value-type="string">
            <text:p text:style-name="Table_20_Contents">top | bottom | left<text:span text:style-name="T1">(-)</text:span> | right<text:span text:style-name="T1">(-)</text:span></text:p>
          </table:table-cell>
        </table:table-row>
        <table:table-row table:style-name="TableLine93929123062912">
          <table:table-cell table:style-name="Tabla1.A2" office:value-type="string">
            <text:p text:style-name="Table_20_Contents"><text:a xlink:type="simple" xlink:href="http://www.mclibre.org/consultar/amaya/css/css_tablas.html#empty-cells" text:style-name="Internet_20_link" text:visited-style-name="Visited_20_Internet_20_Link">empty-cells</text:a></text:p>
          </table:table-cell>
          <table:table-cell table:style-name="Tabla1.C2" office:value-type="string">
            <text:p text:style-name="Table_20_Contents">borde de casillas vacías</text:p>
          </table:table-cell>
          <table:table-cell table:style-name="Tabla1.C2" office:value-type="string">
            <text:p text:style-name="Table_20_Contents">hide | show</text:p>
          </table:table-cell>
        </table:table-row>
        <table:table-row table:style-name="TableLine93929123063872">
          <table:table-cell table:style-name="Tabla1.A2" office:value-type="string">
            <text:p text:style-name="Table_20_Contents"><text:a xlink:type="simple" xlink:href="http://www.mclibre.org/consultar/amaya/css/css_tablas.html#table-layout" text:style-name="Internet_20_link" text:visited-style-name="Visited_20_Internet_20_Link">table-layout</text:a></text:p>
          </table:table-cell>
          <table:table-cell table:style-name="Tabla1.C2" office:value-type="string">
            <text:p text:style-name="Table_20_Contents">algoritmo ancho de tabla</text:p>
          </table:table-cell>
          <table:table-cell table:style-name="Tabla1.C2" office:value-type="string">
            <text:p text:style-name="Table_20_Contents">auto | fixed<text:bookmark text:name="tamano"/></text:p>
          </table:table-cell>
        </table:table-row>
        <table:table-row table:style-name="TableLine93929123064832">
          <table:table-cell table:style-name="Tabla1.C2" table:number-columns-spanned="3" office:value-type="string">
            <text:p text:style-name="P3">Tamaño</text:p>
          </table:table-cell>
          <table:covered-table-cell/>
          <table:covered-table-cell/>
        </table:table-row>
        <table:table-row table:style-name="TableLine93929123065680">
          <table:table-cell table:style-name="Tabla1.A2" office:value-type="string">
            <text:p text:style-name="P3">Propiedad</text:p>
          </table:table-cell>
          <table:table-cell table:style-name="Tabla1.C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3066480">
          <table:table-cell table:style-name="Tabla1.A2" office:value-type="string">
            <text:p text:style-name="Table_20_Contents"><text:a xlink:type="simple" xlink:href="http://www.mclibre.org/consultar/amaya/css/css_tamano.html#width-height" text:style-name="Internet_20_link" text:visited-style-name="Visited_20_Internet_20_Link">width</text:a></text:p>
          </table:table-cell>
          <table:table-cell table:style-name="Tabla1.C2" office:value-type="string">
            <text:p text:style-name="Table_20_Contents">anchura</text:p>
          </table:table-cell>
          <table:table-cell table:style-name="Tabla1.C2" office:value-type="string">
            <text:p text:style-name="Table_20_Contents">auto | distancia | porcentaje </text:p>
          </table:table-cell>
        </table:table-row>
        <table:table-row table:style-name="TableLine93929123067440">
          <table:table-cell table:style-name="Tabla1.A2" office:value-type="string">
            <text:p text:style-name="Table_20_Contents"><text:a xlink:type="simple" xlink:href="http://www.mclibre.org/consultar/amaya/css/css_tamano.html#min-max-width-height" text:style-name="Internet_20_link" text:visited-style-name="Visited_20_Internet_20_Link">min-width</text:a></text:p>
          </table:table-cell>
          <table:table-cell table:style-name="Tabla1.C2" office:value-type="string">
            <text:p text:style-name="Table_20_Contents">anchura mínima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able:table-row table:style-name="TableLine93929123068400">
          <table:table-cell table:style-name="Tabla1.A2" office:value-type="string">
            <text:p text:style-name="Table_20_Contents"><text:a xlink:type="simple" xlink:href="http://www.mclibre.org/consultar/amaya/css/css_tamano.html#min-max-width-height" text:style-name="Internet_20_link" text:visited-style-name="Visited_20_Internet_20_Link">max-width</text:a></text:p>
          </table:table-cell>
          <table:table-cell table:style-name="Tabla1.C2" office:value-type="string">
            <text:p text:style-name="Table_20_Contents">anchura máxima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ext:soft-page-break/>
        <table:table-row table:style-name="TableLine93929123069360">
          <table:table-cell table:style-name="Tabla1.A2" office:value-type="string">
            <text:p text:style-name="Table_20_Contents"><text:a xlink:type="simple" xlink:href="http://www.mclibre.org/consultar/amaya/css/css_tamano.html#width-height" text:style-name="Internet_20_link" text:visited-style-name="Visited_20_Internet_20_Link">height</text:a></text:p>
          </table:table-cell>
          <table:table-cell table:style-name="Tabla1.C2" office:value-type="string">
            <text:p text:style-name="Table_20_Contents">altura</text:p>
          </table:table-cell>
          <table:table-cell table:style-name="Tabla1.C2" office:value-type="string">
            <text:p text:style-name="Table_20_Contents">auto | distancia | porcentaje</text:p>
          </table:table-cell>
        </table:table-row>
        <table:table-row table:style-name="TableLine93929123070320">
          <table:table-cell table:style-name="Tabla1.A2" office:value-type="string">
            <text:p text:style-name="Table_20_Contents"><text:a xlink:type="simple" xlink:href="http://www.mclibre.org/consultar/amaya/css/css_tamano.html#min-max-width-height" text:style-name="Internet_20_link" text:visited-style-name="Visited_20_Internet_20_Link">min-height</text:a></text:p>
          </table:table-cell>
          <table:table-cell table:style-name="Tabla1.C2" office:value-type="string">
            <text:p text:style-name="Table_20_Contents">altura mínima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able:table-row table:style-name="TableLine93929123071280">
          <table:table-cell table:style-name="Tabla1.A2" office:value-type="string">
            <text:p text:style-name="Table_20_Contents"><text:a xlink:type="simple" xlink:href="http://www.mclibre.org/consultar/amaya/css/css_tamano.html#min-max-width-height" text:style-name="Internet_20_link" text:visited-style-name="Visited_20_Internet_20_Link">max-height</text:a></text:p>
          </table:table-cell>
          <table:table-cell table:style-name="Tabla1.C2" office:value-type="string">
            <text:p text:style-name="Table_20_Contents">anchura máxima</text:p>
          </table:table-cell>
          <table:table-cell table:style-name="Tabla1.C2" office:value-type="string">
            <text:p text:style-name="Table_20_Contents">distancia | porcentaje</text:p>
          </table:table-cell>
        </table:table-row>
        <table:table-row table:style-name="TableLine93929123072240">
          <table:table-cell table:style-name="Tabla1.A2" office:value-type="string">
            <text:p text:style-name="Table_20_Contents"><text:a xlink:type="simple" xlink:href="http://www.mclibre.org/consultar/amaya/css/css_tamano.html#overflow" text:style-name="Internet_20_link" text:visited-style-name="Visited_20_Internet_20_Link">overflow</text:a></text:p>
          </table:table-cell>
          <table:table-cell table:style-name="Tabla1.C2" office:value-type="string">
            <text:p text:style-name="Table_20_Contents">si el contenido desborda al elemento</text:p>
          </table:table-cell>
          <table:table-cell table:style-name="Tabla1.C2" office:value-type="string">
            <text:p text:style-name="Table_20_Contents">auto | hidden | scroll | visible<text:bookmark text:name="posicionamiento"/></text:p>
          </table:table-cell>
        </table:table-row>
        <table:table-row table:style-name="TableLine93929123073200">
          <table:table-cell table:style-name="Tabla1.C2" table:number-columns-spanned="3" office:value-type="string">
            <text:p text:style-name="P3">Posicionamiento</text:p>
          </table:table-cell>
          <table:covered-table-cell/>
          <table:covered-table-cell/>
        </table:table-row>
        <table:table-row table:style-name="TableLine93929123074048">
          <table:table-cell table:style-name="Tabla1.A2" office:value-type="string">
            <text:p text:style-name="P3">Propiedad</text:p>
          </table:table-cell>
          <table:table-cell table:style-name="Tabla1.C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3074848">
          <table:table-cell table:style-name="Tabla1.A2" office:value-type="string">
            <text:p text:style-name="Table_20_Contents"><text:a xlink:type="simple" xlink:href="http://www.mclibre.org/consultar/amaya/css/css_modelocaja.html#display" text:style-name="Internet_20_link" text:visited-style-name="Visited_20_Internet_20_Link">display</text:a></text:p>
          </table:table-cell>
          <table:table-cell table:style-name="Tabla1.C2" office:value-type="string">
            <text:p text:style-name="Table_20_Contents">tipo de caja</text:p>
          </table:table-cell>
          <table:table-cell table:style-name="Tabla1.C2" office:value-type="string">
            <text:p text:style-name="Table_20_Contents">none | block | compact<text:span text:style-name="T1">(-)</text:span> | inline | inline-block<text:span text:style-name="T1">(+)</text:span> | inline-table | list-item | marker<text:span text:style-name="T1">(-)</text:span> | run-in | table | table-caption | table-cell | table-column | table-column-group | table-footer-group | table-header-group | table-row | table-row-group</text:p>
          </table:table-cell>
        </table:table-row>
        <table:table-row table:style-name="TableLine93929123075808">
          <table:table-cell table:style-name="Tabla1.A2" office:value-type="string">
            <text:p text:style-name="Table_20_Contents"><text:a xlink:type="simple" xlink:href="http://www.mclibre.org/consultar/amaya/css/css_posicionamiento_flotante.html" text:style-name="Internet_20_link" text:visited-style-name="Visited_20_Internet_20_Link">float</text:a></text:p>
          </table:table-cell>
          <table:table-cell table:style-name="Tabla1.C2" office:value-type="string">
            <text:p text:style-name="Table_20_Contents">modo de posicionamiento flotante</text:p>
          </table:table-cell>
          <table:table-cell table:style-name="Tabla1.C2" office:value-type="string">
            <text:p text:style-name="Table_20_Contents">none | left | right</text:p>
          </table:table-cell>
        </table:table-row>
        <table:table-row table:style-name="TableLine93929123076768">
          <table:table-cell table:style-name="Tabla1.A2" office:value-type="string">
            <text:p text:style-name="Table_20_Contents"><text:a xlink:type="simple" xlink:href="http://www.mclibre.org/consultar/amaya/css/css_posicionamiento_flotante.html" text:style-name="Internet_20_link" text:visited-style-name="Visited_20_Internet_20_Link">clear</text:a></text:p>
          </table:table-cell>
          <table:table-cell table:style-name="Tabla1.C2" office:value-type="string">
            <text:p text:style-name="Table_20_Contents">lado en el que no puede haber elementos flotantes</text:p>
          </table:table-cell>
          <table:table-cell table:style-name="Tabla1.C2" office:value-type="string">
            <text:p text:style-name="Table_20_Contents">none | both | left | right</text:p>
          </table:table-cell>
        </table:table-row>
        <table:table-row table:style-name="TableLine93929123077728">
          <table:table-cell table:style-name="Tabla1.A2" office:value-type="string">
            <text:p text:style-name="Table_20_Contents"><text:a xlink:type="simple" xlink:href="http://www.mclibre.org/consultar/amaya/css/css_posicionamiento_absoluto.html" text:style-name="Internet_20_link" text:visited-style-name="Visited_20_Internet_20_Link">position</text:a></text:p>
          </table:table-cell>
          <table:table-cell table:style-name="Tabla1.C2" office:value-type="string">
            <text:p text:style-name="Table_20_Contents">modo de posicionamiento</text:p>
          </table:table-cell>
          <table:table-cell table:style-name="Tabla1.C2" office:value-type="string">
            <text:p text:style-name="Table_20_Contents">absolute | fixed | relative | static</text:p>
          </table:table-cell>
        </table:table-row>
        <table:table-row table:style-name="TableLine93929123078688">
          <table:table-cell table:style-name="Tabla1.A2" office:value-type="string">
            <text:p text:style-name="Table_20_Contents"><text:a xlink:type="simple" xlink:href="http://www.mclibre.org/consultar/amaya/css/css_posicionamiento_absoluto.html#posicionamiento-absoluto-y-fijo" text:style-name="Internet_20_link" text:visited-style-name="Visited_20_Internet_20_Link">top</text:a></text:p>
          </table:table-cell>
          <table:table-cell table:style-name="Tabla1.C2" office:value-type="string">
            <text:p text:style-name="Table_20_Contents">posición del borde superior del elemento</text:p>
          </table:table-cell>
          <table:table-cell table:style-name="Tabla1.C2" office:value-type="string">
            <text:p text:style-name="Table_20_Contents">auto | distancia | porcentaje</text:p>
          </table:table-cell>
        </table:table-row>
        <table:table-row table:style-name="TableLine93929123079648">
          <table:table-cell table:style-name="Tabla1.A2" office:value-type="string">
            <text:p text:style-name="Table_20_Contents"><text:a xlink:type="simple" xlink:href="http://www.mclibre.org/consultar/amaya/css/css_posicionamiento_absoluto.html#posicionamiento-absoluto-y-fijo" text:style-name="Internet_20_link" text:visited-style-name="Visited_20_Internet_20_Link">right</text:a></text:p>
          </table:table-cell>
          <table:table-cell table:style-name="Tabla1.C2" office:value-type="string">
            <text:p text:style-name="Table_20_Contents">posición del borde derecho del elemento</text:p>
          </table:table-cell>
          <table:table-cell table:style-name="Tabla1.C2" office:value-type="string">
            <text:p text:style-name="Table_20_Contents">auto | distancia | porcentaje</text:p>
          </table:table-cell>
        </table:table-row>
        <table:table-row table:style-name="TableLine93929123080608">
          <table:table-cell table:style-name="Tabla1.A2" office:value-type="string">
            <text:p text:style-name="Table_20_Contents"><text:a xlink:type="simple" xlink:href="http://www.mclibre.org/consultar/amaya/css/css_posicionamiento_absoluto.html#posicionamiento-absoluto-y-fijo" text:style-name="Internet_20_link" text:visited-style-name="Visited_20_Internet_20_Link">bottom</text:a></text:p>
          </table:table-cell>
          <table:table-cell table:style-name="Tabla1.C2" office:value-type="string">
            <text:p text:style-name="Table_20_Contents">posición del borde inferior del elemento</text:p>
          </table:table-cell>
          <table:table-cell table:style-name="Tabla1.C2" office:value-type="string">
            <text:p text:style-name="Table_20_Contents">auto | distancia | porcentaje</text:p>
          </table:table-cell>
        </table:table-row>
        <table:table-row table:style-name="TableLine93929123081568">
          <table:table-cell table:style-name="Tabla1.A2" office:value-type="string">
            <text:p text:style-name="Table_20_Contents"><text:a xlink:type="simple" xlink:href="http://www.mclibre.org/consultar/amaya/css/css_posicionamiento_absoluto.html#posicionamiento-absoluto-y-fijo" text:style-name="Internet_20_link" text:visited-style-name="Visited_20_Internet_20_Link">left</text:a></text:p>
          </table:table-cell>
          <table:table-cell table:style-name="Tabla1.C2" office:value-type="string">
            <text:p text:style-name="Table_20_Contents">posición del borde izquierdo del elemento</text:p>
          </table:table-cell>
          <table:table-cell table:style-name="Tabla1.C2" office:value-type="string">
            <text:p text:style-name="Table_20_Contents">auto | distancia | porcentaje</text:p>
          </table:table-cell>
        </table:table-row>
        <table:table-row table:style-name="TableLine93929123082528">
          <table:table-cell table:style-name="Tabla1.A2" office:value-type="string">
            <text:p text:style-name="Table_20_Contents">clip</text:p>
          </table:table-cell>
          <table:table-cell table:style-name="Tabla1.C2" office:value-type="string">
            <text:p text:style-name="Table_20_Contents">recorta el elemento</text:p>
          </table:table-cell>
          <table:table-cell table:style-name="Tabla1.C2" office:value-type="string">
            <text:p text:style-name="Table_20_Contents">auto | forma</text:p>
          </table:table-cell>
        </table:table-row>
        <table:table-row table:style-name="TableLine93929123083488">
          <table:table-cell table:style-name="Tabla1.A2" office:value-type="string">
            <text:p text:style-name="Table_20_Contents">visibility</text:p>
          </table:table-cell>
          <table:table-cell table:style-name="Tabla1.C2" office:value-type="string">
            <text:p text:style-name="Table_20_Contents">visibilidad</text:p>
          </table:table-cell>
          <table:table-cell table:style-name="Tabla1.C2" office:value-type="string">
            <text:p text:style-name="Table_20_Contents">hidden | collapse | visible</text:p>
          </table:table-cell>
        </table:table-row>
        <table:table-row table:style-name="TableLine93929123084448">
          <table:table-cell table:style-name="Tabla1.A2" office:value-type="string">
            <text:p text:style-name="Table_20_Contents"><text:a xlink:type="simple" xlink:href="http://www.mclibre.org/consultar/amaya/css/css_posicionamiento_absoluto.html#z-index" text:style-name="Internet_20_link" text:visited-style-name="Visited_20_Internet_20_Link">z-index</text:a></text:p>
          </table:table-cell>
          <table:table-cell table:style-name="Tabla1.C2" office:value-type="string">
            <text:p text:style-name="Table_20_Contents">apilamiento</text:p>
          </table:table-cell>
          <table:table-cell table:style-name="Tabla1.C2" office:value-type="string">
            <text:p text:style-name="Table_20_Contents">auto | número-entero<text:bookmark text:name="impresora"/></text:p>
          </table:table-cell>
        </table:table-row>
        <table:table-row table:style-name="TableLine93929123085408">
          <table:table-cell table:style-name="Tabla1.C2" table:number-columns-spanned="3" office:value-type="string">
            <text:p text:style-name="Table_20_Contents">Impresora</text:p>
          </table:table-cell>
          <table:covered-table-cell/>
          <table:covered-table-cell/>
        </table:table-row>
        <table:table-row table:style-name="TableLine93929123086256">
          <table:table-cell table:style-name="Tabla1.A2" office:value-type="string">
            <text:p text:style-name="Table_20_Contents">Propiedad</text:p>
          </table:table-cell>
          <table:table-cell table:style-name="Tabla1.C2" office:value-type="string">
            <text:p text:style-name="Table_20_Contents">Descripción</text:p>
          </table:table-cell>
          <table:table-cell table:style-name="Tabla1.C2" office:value-type="string">
            <text:p text:style-name="Table_20_Contents">Valores</text:p>
          </table:table-cell>
        </table:table-row>
        <table:table-row table:style-name="TableLine93929123087056">
          <table:table-cell table:style-name="Tabla1.A2" office:value-type="string">
            <text:p text:style-name="Table_20_Contents">page-break-after</text:p>
          </table:table-cell>
          <table:table-cell table:style-name="Tabla1.C2" office:value-type="string">
            <text:p text:style-name="Table_20_Contents">salto de página después de</text:p>
          </table:table-cell>
          <table:table-cell table:style-name="Tabla1.C2" office:value-type="string">
            <text:p text:style-name="Table_20_Contents">auto | always | avoid | left | right</text:p>
          </table:table-cell>
        </table:table-row>
        <table:table-row table:style-name="TableLine93929123088016">
          <table:table-cell table:style-name="Tabla1.A2" office:value-type="string">
            <text:p text:style-name="Table_20_Contents">page-break-before</text:p>
          </table:table-cell>
          <table:table-cell table:style-name="Tabla1.C2" office:value-type="string">
            <text:p text:style-name="Table_20_Contents">salto de página antes de</text:p>
          </table:table-cell>
          <table:table-cell table:style-name="Tabla1.C2" office:value-type="string">
            <text:p text:style-name="Table_20_Contents">auto | always | avoid | left | right</text:p>
          </table:table-cell>
        </table:table-row>
        <table:table-row table:style-name="TableLine93929123088976">
          <table:table-cell table:style-name="Tabla1.A2" office:value-type="string">
            <text:p text:style-name="Table_20_Contents">page-break-inside</text:p>
          </table:table-cell>
          <table:table-cell table:style-name="Tabla1.C2" office:value-type="string">
            <text:p text:style-name="Table_20_Contents">salto de página dentro de</text:p>
          </table:table-cell>
          <table:table-cell table:style-name="Tabla1.C2" office:value-type="string">
            <text:p text:style-name="Table_20_Contents">auto | avoid</text:p>
          </table:table-cell>
        </table:table-row>
        <table:table-row table:style-name="TableLine93929123089936">
          <table:table-cell table:style-name="Tabla1.A2" office:value-type="string">
            <text:p text:style-name="Table_20_Contents">orphans</text:p>
          </table:table-cell>
          <table:table-cell table:style-name="Tabla1.C2" office:value-type="string">
            <text:p text:style-name="Table_20_Contents">número de líneas al final de página</text:p>
          </table:table-cell>
          <table:table-cell table:style-name="Tabla1.C2" office:value-type="string">
            <text:p text:style-name="Table_20_Contents">número-entero</text:p>
          </table:table-cell>
        </table:table-row>
        <table:table-row table:style-name="TableLine93929123090896">
          <table:table-cell table:style-name="Tabla1.A2" office:value-type="string">
            <text:p text:style-name="Table_20_Contents">widows</text:p>
          </table:table-cell>
          <table:table-cell table:style-name="Tabla1.C2" office:value-type="string">
            <text:p text:style-name="Table_20_Contents">número de líneas al principio de la página</text:p>
          </table:table-cell>
          <table:table-cell table:style-name="Tabla1.C2" office:value-type="string">
            <text:p text:style-name="Table_20_Contents">número-entero<text:bookmark text:name="interface"/></text:p>
          </table:table-cell>
        </table:table-row>
        <table:table-row table:style-name="TableLine93929123091856">
          <table:table-cell table:style-name="Tabla1.C2" table:number-columns-spanned="3" office:value-type="string">
            <text:p text:style-name="Table_20_Contents">Interface de usuario</text:p>
          </table:table-cell>
          <table:covered-table-cell/>
          <table:covered-table-cell/>
        </table:table-row>
        <table:table-row table:style-name="TableLine93929123092704">
          <table:table-cell table:style-name="Tabla1.A2" office:value-type="string">
            <text:p text:style-name="Table_20_Contents">Propiedad</text:p>
          </table:table-cell>
          <table:table-cell table:style-name="Tabla1.C2" office:value-type="string">
            <text:p text:style-name="Table_20_Contents">Descripción</text:p>
          </table:table-cell>
          <table:table-cell table:style-name="Tabla1.C2" office:value-type="string">
            <text:p text:style-name="Table_20_Contents">Valores</text:p>
          </table:table-cell>
        </table:table-row>
        <table:table-row table:style-name="TableLine93929123093504">
          <table:table-cell table:style-name="Tabla1.A2" office:value-type="string">
            <text:p text:style-name="Table_20_Contents"><text:a xlink:type="simple" xlink:href="http://www.mclibre.org/consultar/amaya/css/css_interface.html#cursor" text:style-name="Internet_20_link" text:visited-style-name="Visited_20_Internet_20_Link">cursor</text:a></text:p>
          </table:table-cell>
          <table:table-cell table:style-name="Tabla1.C2" office:value-type="string">
            <text:p text:style-name="Table_20_Contents">tipo de cursor</text:p>
          </table:table-cell>
          <table:table-cell table:style-name="Tabla1.C2" office:value-type="string">
            <text:p text:style-name="Table_20_Contents">[uri,]* | auto | crosshair | default | help | move | pointer | progress | n-resize | ne-resize | e-resize | se-resize | s-resize | sw-resize | w-resize | nw-resize | text | wait</text:p>
          </table:table-cell>
        </table:table-row>
        <table:table-row table:style-name="TableLine93929123096528">
          <table:table-cell table:style-name="Tabla1.A2" office:value-type="string">
            <text:p text:style-name="Table_20_Contents"><text:a xlink:type="simple" xlink:href="http://www.mclibre.org/consultar/amaya/css/css_interface.html#outline" text:style-name="Internet_20_link" text:visited-style-name="Visited_20_Internet_20_Link">outline</text:a></text:p>
          </table:table-cell>
          <table:table-cell table:style-name="Tabla1.C2" office:value-type="string">
            <text:p text:style-name="Table_20_Contents">cuatro bordes simultáneamente</text:p>
          </table:table-cell>
          <table:table-cell table:style-name="Tabla1.C2" office:value-type="string">
            <text:p text:style-name="Table_20_Contents">outline-color || outline-width || outline-style</text:p>
          </table:table-cell>
        </table:table-row>
        <table:table-row table:style-name="TableLine93929123097488">
          <table:table-cell table:style-name="Tabla1.A2" office:value-type="string">
            <text:p text:style-name="Table_20_Contents"><text:a xlink:type="simple" xlink:href="http://www.mclibre.org/consultar/amaya/css/css_interface.html#outline-color-width-style" text:style-name="Internet_20_link" text:visited-style-name="Visited_20_Internet_20_Link">outline-color</text:a></text:p>
          </table:table-cell>
          <table:table-cell table:style-name="Tabla1.C2" office:value-type="string">
            <text:p text:style-name="Table_20_Contents">color de los bordes</text:p>
          </table:table-cell>
          <table:table-cell table:style-name="Tabla1.C2" office:value-type="string">
            <text:p text:style-name="Table_20_Contents">color</text:p>
          </table:table-cell>
        </table:table-row>
        <table:table-row table:style-name="TableLine93929123098448">
          <table:table-cell table:style-name="Tabla1.A2" office:value-type="string">
            <text:p text:style-name="Table_20_Contents"><text:a xlink:type="simple" xlink:href="http://www.mclibre.org/consultar/amaya/css/css_interface.html#outline-color-width-style" text:style-name="Internet_20_link" text:visited-style-name="Visited_20_Internet_20_Link">outline-width</text:a></text:p>
          </table:table-cell>
          <table:table-cell table:style-name="Tabla1.C2" office:value-type="string">
            <text:p text:style-name="Table_20_Contents">grosor de los bordes</text:p>
          </table:table-cell>
          <table:table-cell table:style-name="Tabla1.C2" office:value-type="string">
            <text:p text:style-name="Table_20_Contents">border-width</text:p>
          </table:table-cell>
        </table:table-row>
        <table:table-row table:style-name="TableLine93929123099408">
          <table:table-cell table:style-name="Tabla1.A2" office:value-type="string">
            <text:p text:style-name="Table_20_Contents"><text:a xlink:type="simple" xlink:href="http://www.mclibre.org/consultar/amaya/css/css_interface.html#outline-color-width-style" text:style-name="Internet_20_link" text:visited-style-name="Visited_20_Internet_20_Link">outline-style</text:a></text:p>
          </table:table-cell>
          <table:table-cell table:style-name="Tabla1.C2" office:value-type="string">
            <text:p text:style-name="Table_20_Contents">estilos de los bordes</text:p>
          </table:table-cell>
          <table:table-cell table:style-name="Tabla1.C2" office:value-type="string">
            <text:p text:style-name="Table_20_Contents">border-style<text:bookmark text:name="pseudo-elementos"/></text:p>
          </table:table-cell>
        </table:table-row>
        <text:soft-page-break/>
        <table:table-row table:style-name="TableLine93929123100368">
          <table:table-cell table:style-name="Tabla1.C2" table:number-columns-spanned="3" office:value-type="string">
            <text:p text:style-name="P3">Pseudo-elementos</text:p>
          </table:table-cell>
          <table:covered-table-cell/>
          <table:covered-table-cell/>
        </table:table-row>
        <table:table-row table:style-name="TableLine93929123101216">
          <table:table-cell table:style-name="Tabla1.A2" office:value-type="string">
            <text:p text:style-name="P3">Nombre</text:p>
          </table:table-cell>
          <table:table-cell table:style-name="Tabla1.C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3102016">
          <table:table-cell table:style-name="Tabla1.A2" office:value-type="string">
            <text:p text:style-name="Table_20_Contents"><text:a xlink:type="simple" xlink:href="http://www.mclibre.org/consultar/amaya/css/css_pseudoclases.html#pseudo-elementos-before-after" text:style-name="Internet_20_link" text:visited-style-name="Visited_20_Internet_20_Link">:after</text:a></text:p>
          </table:table-cell>
          <table:table-cell table:style-name="Tabla1.C2" office:value-type="string">
            <text:p text:style-name="Table_20_Contents">inserta contenido después del elemento</text:p>
          </table:table-cell>
          <table:table-cell table:style-name="Tabla1.C2" office:value-type="string">
            <text:p text:style-name="Table_20_Contents">content: contenido</text:p>
          </table:table-cell>
        </table:table-row>
        <table:table-row table:style-name="TableLine93929123102976">
          <table:table-cell table:style-name="Tabla1.A2" office:value-type="string">
            <text:p text:style-name="Table_20_Contents"><text:a xlink:type="simple" xlink:href="http://www.mclibre.org/consultar/amaya/css/css_pseudoclases.html#pseudo-elementos-before-after" text:style-name="Internet_20_link" text:visited-style-name="Visited_20_Internet_20_Link">:before</text:a></text:p>
          </table:table-cell>
          <table:table-cell table:style-name="Tabla1.C2" office:value-type="string">
            <text:p text:style-name="Table_20_Contents">inserta contenido antes del elemento</text:p>
          </table:table-cell>
          <table:table-cell table:style-name="Tabla1.C2" office:value-type="string">
            <text:p text:style-name="Table_20_Contents">content: contenido</text:p>
          </table:table-cell>
        </table:table-row>
        <table:table-row table:style-name="TableLine93929123103936">
          <table:table-cell table:style-name="Tabla1.A2" office:value-type="string">
            <text:p text:style-name="Table_20_Contents"><text:a xlink:type="simple" xlink:href="http://www.mclibre.org/consultar/amaya/css/css_pseudoclases.html#pseudo-elementos-first" text:style-name="Internet_20_link" text:visited-style-name="Visited_20_Internet_20_Link">:first-letter</text:a></text:p>
          </table:table-cell>
          <table:table-cell table:style-name="Tabla1.C2" office:value-type="string">
            <text:p text:style-name="Table_20_Contents">primera letra</text:p>
          </table:table-cell>
          <table:table-cell table:style-name="Tabla1.C2" office:value-type="string">
            <text:p text:style-name="P1"/>
          </table:table-cell>
        </table:table-row>
        <table:table-row table:style-name="TableLine93929123104896">
          <table:table-cell table:style-name="Tabla1.A2" office:value-type="string">
            <text:p text:style-name="Table_20_Contents"><text:a xlink:type="simple" xlink:href="http://www.mclibre.org/consultar/amaya/css/css_pseudoclases.html#pseudo-elementos-first" text:style-name="Internet_20_link" text:visited-style-name="Visited_20_Internet_20_Link">:first:line</text:a></text:p>
          </table:table-cell>
          <table:table-cell table:style-name="Tabla1.C2" office:value-type="string">
            <text:p text:style-name="Table_20_Contents">primera línea de texto</text:p>
          </table:table-cell>
          <table:table-cell table:style-name="Tabla1.C2" office:value-type="string">
            <text:p text:style-name="P1"/>
          </table:table-cell>
        </table:table-row>
        <table:table-row table:style-name="TableLine93929123105856">
          <table:table-cell table:style-name="Tabla1.A2" office:value-type="string">
            <text:p text:style-name="Table_20_Contents"><text:a xlink:type="simple" xlink:href="http://www.mclibre.org/consultar/amaya/css/css_pseudoclases.html#content" text:style-name="Internet_20_link" text:visited-style-name="Visited_20_Internet_20_Link">content</text:a></text:p>
          </table:table-cell>
          <table:table-cell table:style-name="Tabla1.C2" office:value-type="string">
            <text:p text:style-name="Table_20_Contents">contenido generado</text:p>
          </table:table-cell>
          <table:table-cell table:style-name="Tabla1.C2" office:value-type="string">
            <text:p text:style-name="Table_20_Contents">normal<text:span text:style-name="T1">(+)</text:span> | none<text:span text:style-name="T1">(+)</text:span> | [ texto | uri | contador | attr(atributo) | open-quote | close-quote | no-open-quote | no-close-quote ]+</text:p>
          </table:table-cell>
        </table:table-row>
        <table:table-row table:style-name="TableLine93929123106816">
          <table:table-cell table:style-name="Tabla1.A2" office:value-type="string">
            <text:p text:style-name="Table_20_Contents"><text:a xlink:type="simple" xlink:href="http://www.mclibre.org/consultar/amaya/css/css_pseudoclases.html#counter" text:style-name="Internet_20_link" text:visited-style-name="Visited_20_Internet_20_Link">counter-increment</text:a></text:p>
          </table:table-cell>
          <table:table-cell table:style-name="Tabla1.C2" office:value-type="string">
            <text:p text:style-name="Table_20_Contents">incremento de contador</text:p>
          </table:table-cell>
          <table:table-cell table:style-name="Tabla1.C2" office:value-type="string">
            <text:p text:style-name="Table_20_Contents">none | [ identificador número-entero? ]+</text:p>
          </table:table-cell>
        </table:table-row>
        <table:table-row table:style-name="TableLine93929123107776">
          <table:table-cell table:style-name="Tabla1.A2" office:value-type="string">
            <text:p text:style-name="Table_20_Contents"><text:a xlink:type="simple" xlink:href="http://www.mclibre.org/consultar/amaya/css/css_pseudoclases.html#counter" text:style-name="Internet_20_link" text:visited-style-name="Visited_20_Internet_20_Link">counter-reset</text:a></text:p>
          </table:table-cell>
          <table:table-cell table:style-name="Tabla1.C2" office:value-type="string">
            <text:p text:style-name="Table_20_Contents">puesto a cero de contador</text:p>
          </table:table-cell>
          <table:table-cell table:style-name="Tabla1.C2" office:value-type="string">
            <text:p text:style-name="Table_20_Contents">none | [ identificador número-entero? ]+</text:p>
          </table:table-cell>
        </table:table-row>
        <table:table-row table:style-name="TableLine93929123108736">
          <table:table-cell table:style-name="Tabla1.A2" office:value-type="string">
            <text:p text:style-name="Table_20_Contents">quotes</text:p>
          </table:table-cell>
          <table:table-cell table:style-name="Tabla1.C2" office:value-type="string">
            <text:p text:style-name="Table_20_Contents">comillas</text:p>
          </table:table-cell>
          <table:table-cell table:style-name="Tabla1.C2" office:value-type="string">
            <text:p text:style-name="Table_20_Contents">none | [ texto-apertura texto-cierre ]+<text:bookmark text:name="pseudo-clases"/></text:p>
          </table:table-cell>
        </table:table-row>
        <table:table-row table:style-name="TableLine93929123109696">
          <table:table-cell table:style-name="Tabla1.C2" table:number-columns-spanned="3" office:value-type="string">
            <text:p text:style-name="P3">Pseudo-clases</text:p>
          </table:table-cell>
          <table:covered-table-cell/>
          <table:covered-table-cell/>
        </table:table-row>
        <table:table-row table:style-name="TableLine93929123110544">
          <table:table-cell table:style-name="Tabla1.A2" office:value-type="string">
            <text:p text:style-name="P3">Nombre</text:p>
          </table:table-cell>
          <table:table-cell table:style-name="Tabla1.C2" office:value-type="string">
            <text:p text:style-name="P3">Descripción</text:p>
          </table:table-cell>
          <table:table-cell table:style-name="Tabla1.C2" office:value-type="string">
            <text:p text:style-name="P3">Valores</text:p>
          </table:table-cell>
        </table:table-row>
        <table:table-row table:style-name="TableLine93929123111344">
          <table:table-cell table:style-name="Tabla1.A2" office:value-type="string">
            <text:p text:style-name="Table_20_Contents"><text:a xlink:type="simple" xlink:href="http://www.mclibre.org/consultar/amaya/css/css_pseudoclases.html#pseudo-clase-dinamicas" text:style-name="Internet_20_link" text:visited-style-name="Visited_20_Internet_20_Link">:active</text:a></text:p>
          </table:table-cell>
          <table:table-cell table:style-name="Tabla1.C2" office:value-type="string">
            <text:p text:style-name="Table_20_Contents">cuando se hace clic sobre el elemento</text:p>
          </table:table-cell>
          <table:table-cell table:style-name="Tabla1.C2" office:value-type="string">
            <text:p text:style-name="P1"/>
          </table:table-cell>
        </table:table-row>
        <table:table-row table:style-name="TableLine93929123112304">
          <table:table-cell table:style-name="Tabla1.A2" office:value-type="string">
            <text:p text:style-name="Table_20_Contents"><text:a xlink:type="simple" xlink:href="http://www.mclibre.org/consultar/amaya/css/css_pseudoclases.html#first-child" text:style-name="Internet_20_link" text:visited-style-name="Visited_20_Internet_20_Link">:first-child</text:a></text:p>
          </table:table-cell>
          <table:table-cell table:style-name="Tabla1.C2" office:value-type="string">
            <text:p text:style-name="Table_20_Contents">primer elemento hijo</text:p>
          </table:table-cell>
          <table:table-cell table:style-name="Tabla1.C2" office:value-type="string">
            <text:p text:style-name="P1"/>
          </table:table-cell>
        </table:table-row>
        <table:table-row table:style-name="TableLine93929123113264">
          <table:table-cell table:style-name="Tabla1.A2" office:value-type="string">
            <text:p text:style-name="Table_20_Contents"><text:a xlink:type="simple" xlink:href="http://www.mclibre.org/consultar/amaya/css/css_pseudoclases.html#pseudo-clase-dinamicas" text:style-name="Internet_20_link" text:visited-style-name="Visited_20_Internet_20_Link">:focus</text:a></text:p>
          </table:table-cell>
          <table:table-cell table:style-name="Tabla1.C2" office:value-type="string">
            <text:p text:style-name="Table_20_Contents">cuando el elemento tiene el foco</text:p>
          </table:table-cell>
          <table:table-cell table:style-name="Tabla1.C2" office:value-type="string">
            <text:p text:style-name="P1"/>
          </table:table-cell>
        </table:table-row>
        <table:table-row table:style-name="TableLine93929123114224">
          <table:table-cell table:style-name="Tabla1.A2" office:value-type="string">
            <text:p text:style-name="Table_20_Contents"><text:a xlink:type="simple" xlink:href="http://www.mclibre.org/consultar/amaya/css/css_pseudoclases.html#pseudo-clase-dinamicas" text:style-name="Internet_20_link" text:visited-style-name="Visited_20_Internet_20_Link">:hover</text:a></text:p>
          </table:table-cell>
          <table:table-cell table:style-name="Tabla1.C2" office:value-type="string">
            <text:p text:style-name="Table_20_Contents">cuando el ratón pasa sobre el elemento</text:p>
          </table:table-cell>
          <table:table-cell table:style-name="Tabla1.C2" office:value-type="string">
            <text:p text:style-name="P1"/>
          </table:table-cell>
        </table:table-row>
        <table:table-row table:style-name="TableLine93929123115184">
          <table:table-cell table:style-name="Tabla1.A2" office:value-type="string">
            <text:p text:style-name="Table_20_Contents"><text:a xlink:type="simple" xlink:href="http://www.mclibre.org/consultar/amaya/css/css_pseudoclases.html#pseudo-clase-lang" text:style-name="Internet_20_link" text:visited-style-name="Visited_20_Internet_20_Link">:lang</text:a></text:p>
          </table:table-cell>
          <table:table-cell table:style-name="Tabla1.C2" office:value-type="string">
            <text:p text:style-name="Table_20_Contents">idioma</text:p>
          </table:table-cell>
          <table:table-cell table:style-name="Tabla1.C2" office:value-type="string">
            <text:p text:style-name="Table_20_Contents">:lang(en) | :lang(es) | :lang(fr) etc.</text:p>
          </table:table-cell>
        </table:table-row>
        <table:table-row table:style-name="TableLine93929123116144">
          <table:table-cell table:style-name="Tabla1.A2" office:value-type="string">
            <text:p text:style-name="Table_20_Contents"><text:a xlink:type="simple" xlink:href="http://www.mclibre.org/consultar/amaya/css/css_pseudoclases.html#pseudo-clase-enlace" text:style-name="Internet_20_link" text:visited-style-name="Visited_20_Internet_20_Link">:link</text:a></text:p>
          </table:table-cell>
          <table:table-cell table:style-name="Tabla1.C2" office:value-type="string">
            <text:p text:style-name="Table_20_Contents">enlaces no visitados</text:p>
          </table:table-cell>
          <table:table-cell table:style-name="Tabla1.C2" office:value-type="string">
            <text:p text:style-name="P1"/>
          </table:table-cell>
        </table:table-row>
        <table:table-row table:style-name="TableLine93929123117104">
          <table:table-cell table:style-name="Tabla1.A2" office:value-type="string">
            <text:p text:style-name="Table_20_Contents"><text:a xlink:type="simple" xlink:href="http://www.mclibre.org/consultar/amaya/css/css_pseudoclases.html#pseudo-clase-enlace" text:style-name="Internet_20_link" text:visited-style-name="Visited_20_Internet_20_Link">:visited</text:a></text:p>
          </table:table-cell>
          <table:table-cell table:style-name="Tabla1.C2" office:value-type="string">
            <text:p text:style-name="Table_20_Contents">enlaces ya visitados</text:p>
          </table:table-cell>
          <table:table-cell table:style-name="Tabla1.C2" office:value-type="string">
            <text:p text:style-name="P1"><text:bookmark text:name="eliminadas"/></text:p>
          </table:table-cell>
        </table:table-row>
        <table:table-row table:style-name="TableLine93929123118064">
          <table:table-cell table:style-name="Tabla1.C2" table:number-columns-spanned="3" office:value-type="string">
            <text:p text:style-name="P2">Propiedades no incluidas en CSS 2.1</text:p>
          </table:table-cell>
          <table:covered-table-cell/>
          <table:covered-table-cell/>
        </table:table-row>
        <table:table-row table:style-name="TableLine93929123118912">
          <table:table-cell table:style-name="Tabla1.A2" office:value-type="string">
            <text:p text:style-name="P2">Propiedad</text:p>
          </table:table-cell>
          <table:table-cell table:style-name="Tabla1.C2" office:value-type="string">
            <text:p text:style-name="P2">Descripción</text:p>
          </table:table-cell>
          <table:table-cell table:style-name="Tabla1.C2" office:value-type="string">
            <text:p text:style-name="P2">Valores</text:p>
          </table:table-cell>
        </table:table-row>
        <table:table-row table:style-name="TableLine93929123119712">
          <table:table-cell table:style-name="Tabla1.A2" office:value-type="string">
            <text:p text:style-name="Table_20_Contents"><text:a xlink:type="simple" xlink:href="http://www.mclibre.org/consultar/amaya/css/css2_obsoletas.html#font-size-adjust" text:style-name="Internet_20_link" text:visited-style-name="Visited_20_Internet_20_Link">font-size-adjust</text:a></text:p>
          </table:table-cell>
          <table:table-cell table:style-name="Tabla1.C2" office:value-type="string">
            <text:p text:style-name="Table_20_Contents">ajuste de tamaño</text:p>
          </table:table-cell>
          <table:table-cell table:style-name="Tabla1.C2" office:value-type="string">
            <text:p text:style-name="Table_20_Contents">número-decimal</text:p>
          </table:table-cell>
        </table:table-row>
        <table:table-row table:style-name="TableLine93929123120672">
          <table:table-cell table:style-name="Tabla1.A2" office:value-type="string">
            <text:p text:style-name="Table_20_Contents"><text:a xlink:type="simple" xlink:href="http://www.mclibre.org/consultar/amaya/css/css2_obsoletas.html#font-stretch" text:style-name="Internet_20_link" text:visited-style-name="Visited_20_Internet_20_Link">font-stretch</text:a></text:p>
          </table:table-cell>
          <table:table-cell table:style-name="Tabla1.C2" office:value-type="string">
            <text:p text:style-name="Table_20_Contents">anchura</text:p>
          </table:table-cell>
          <table:table-cell table:style-name="Tabla1.C2" office:value-type="string">
            <text:p text:style-name="Table_20_Contents">ultra-condensed | extra-condensed | condensed | semi-condensed | semi-expanded | expanded | extra-expanded | ultra-expanded normal | wider | narrower</text:p>
          </table:table-cell>
        </table:table-row>
        <table:table-row table:style-name="TableLine93929123121632">
          <table:table-cell table:style-name="Tabla1.A2" office:value-type="string">
            <text:p text:style-name="Table_20_Contents"><text:a xlink:type="simple" xlink:href="http://www.mclibre.org/consultar/amaya/css/css2_obsoletas.html#marker-offset" text:style-name="Internet_20_link" text:visited-style-name="Visited_20_Internet_20_Link">marker-offset</text:a></text:p>
          </table:table-cell>
          <table:table-cell table:style-name="Tabla1.C2" office:value-type="string">
            <text:p text:style-name="Table_20_Contents">distancia entre marcador y elemento</text:p>
          </table:table-cell>
          <table:table-cell table:style-name="Tabla1.C2" office:value-type="string">
            <text:p text:style-name="Table_20_Contents">distancia</text:p>
          </table:table-cell>
        </table:table-row>
        <table:table-row table:style-name="TableLine93929123122592">
          <table:table-cell table:style-name="Tabla1.A2" office:value-type="string">
            <text:p text:style-name="P4">marks</text:p>
          </table:table-cell>
          <table:table-cell table:style-name="Tabla1.C2" office:value-type="string">
            <text:p text:style-name="Table_20_Contents">marcas de corte de papel</text:p>
          </table:table-cell>
          <table:table-cell table:style-name="Tabla1.C2" office:value-type="string">
            <text:p text:style-name="Table_20_Contents">crop | cross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5-29T12:07:13.021817415</meta:creation-date>
    <dc:date>2021-10-07T08:50:52.632932730</dc:date>
    <meta:editing-duration>PT23M59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6" meta:paragraph-count="440" meta:word-count="1678" meta:character-count="10871" meta:non-whitespace-character-count="9629"/>
  </office:meta>
</office:document-meta>
</file>